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requency (Hz)</text:p>
          </table:table-cell>
          <table:table-cell office:value-type="string">
            <text:p>Rel. amplitude (a.u.)</text:p>
          </table:table-cell>
        </table:table-row>
        <table:table-row table:style-name="ro1">
          <table:table-cell office:value-type="string">
            <text:p>4.805541165E-1</text:p>
          </table:table-cell>
          <table:table-cell office:value-type="string">
            <text:p>6.733042682E-1</text:p>
          </table:table-cell>
        </table:table-row>
        <table:table-row table:style-name="ro1">
          <table:table-cell office:value-type="string">
            <text:p>4.805541165E-1</text:p>
          </table:table-cell>
          <table:table-cell office:value-type="string">
            <text:p>6.734943178E-1</text:p>
          </table:table-cell>
        </table:table-row>
        <table:table-row table:style-name="ro1">
          <table:table-cell office:value-type="string">
            <text:p>4.805541165E-1</text:p>
          </table:table-cell>
          <table:table-cell office:value-type="string">
            <text:p>6.721541863E-1</text:p>
          </table:table-cell>
        </table:table-row>
        <table:table-row table:style-name="ro1">
          <table:table-cell office:value-type="string">
            <text:p>4.805541165E-1</text:p>
          </table:table-cell>
          <table:table-cell office:value-type="string">
            <text:p>6.708271593E-1</text:p>
          </table:table-cell>
        </table:table-row>
        <table:table-row table:style-name="ro1">
          <table:table-cell office:value-type="string">
            <text:p>4.805541165E-1</text:p>
          </table:table-cell>
          <table:table-cell office:value-type="string">
            <text:p>6.696236634E-1</text:p>
          </table:table-cell>
        </table:table-row>
        <table:table-row table:style-name="ro1">
          <table:table-cell office:value-type="string">
            <text:p>4.805541165E-1</text:p>
          </table:table-cell>
          <table:table-cell office:value-type="string">
            <text:p>6.684361063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83085310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83085310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79946893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67118025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55243166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44811038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34830124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56285806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882146295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6.957630548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083924213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071191469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058421191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058421191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658065870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648283639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639726156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661823026E-1</text:p>
          </table:table-cell>
        </table:table-row>
        <table:table-row table:style-name="ro1">
          <table:table-cell office:value-type="string">
            <text:p>4.736803694E-1</text:p>
          </table:table-cell>
          <table:table-cell office:value-type="string">
            <text:p>7.794494099E-1</text:p>
          </table:table-cell>
        </table:table-row>
        <table:table-row table:style-name="ro1">
          <table:table-cell office:value-type="string">
            <text:p>4.714314806E-1</text:p>
          </table:table-cell>
          <table:table-cell office:value-type="string">
            <text:p>7.993471258E-1</text:p>
          </table:table-cell>
        </table:table-row>
        <table:table-row table:style-name="ro1">
          <table:table-cell office:value-type="string">
            <text:p>4.952695631E-1</text:p>
          </table:table-cell>
          <table:table-cell office:value-type="string">
            <text:p>7.320912292E-1</text:p>
          </table:table-cell>
        </table:table-row>
        <table:table-row table:style-name="ro1">
          <table:table-cell office:value-type="string">
            <text:p>4.952695631E-1</text:p>
          </table:table-cell>
          <table:table-cell office:value-type="string">
            <text:p>7.341792208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440682593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492139600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604809518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20564523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20564523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10214207E-1</text:p>
          </table:table-cell>
        </table:table-row>
        <table:table-row table:style-name="ro1">
          <table:table-cell office:value-type="string">
            <text:p>7.466201267E-1</text:p>
          </table:table-cell>
          <table:table-cell office:value-type="string">
            <text:p>3.359220634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94263039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88904593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94379427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94379427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81482495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94945710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81981129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80739240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33473185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33473185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22616121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14207099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03860660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792954391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27676425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14507943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35652284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35652284E-1</text:p>
          </table:table-cell>
        </table:table-row>
        <table:table-row table:style-name="ro1">
          <table:table-cell office:value-type="string">
            <text:p>4.928004197E-1</text:p>
          </table:table-cell>
          <table:table-cell office:value-type="string">
            <text:p>7.82266081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647338527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10095367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10925343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8778338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8778338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93702794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87786633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90828966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90828966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3133995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88836133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788836133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37374329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33669934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33669934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10817531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07872123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07872123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0965767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16159968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12499235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12499235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20222555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14191799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14191799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08029346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01895449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01895449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98460903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92355592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5942982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5942982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55033091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49704095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49704095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53034434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25694214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19954373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19954373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15377647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09541449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04836636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900517764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94703546E-1</text:p>
          </table:table-cell>
        </table:table-row>
        <table:table-row table:style-name="ro1">
          <table:table-cell office:value-type="string">
            <text:p>7.350661661E-1</text:p>
          </table:table-cell>
          <table:table-cell office:value-type="string">
            <text:p>3.889393260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48019725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44083761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44003845E-1</text:p>
          </table:table-cell>
        </table:table-row>
        <table:table-row table:style-name="ro1">
          <table:table-cell office:value-type="string">
            <text:p>7.392006296E-1</text:p>
          </table:table-cell>
          <table:table-cell office:value-type="string">
            <text:p>3.844003845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51816511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50188535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50602240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48300150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48300150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47698134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43652431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40104875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36994298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36679247E-1</text:p>
          </table:table-cell>
        </table:table-row>
        <table:table-row table:style-name="ro1">
          <table:table-cell office:value-type="string">
            <text:p>8.303340903E-1</text:p>
          </table:table-cell>
          <table:table-cell office:value-type="string">
            <text:p>3.035279113E-1</text:p>
          </table:table-cell>
        </table:table-row>
        <table:table-row table:style-name="ro1">
          <table:table-cell office:value-type="string">
            <text:p>8.349960396E-1</text:p>
          </table:table-cell>
          <table:table-cell office:value-type="string">
            <text:p>3.031761468E-1</text:p>
          </table:table-cell>
        </table:table-row>
        <table:table-row table:style-name="ro1">
          <table:table-cell office:value-type="string">
            <text:p>8.349960396E-1</text:p>
          </table:table-cell>
          <table:table-cell office:value-type="string">
            <text:p>3.05872150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49429118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023844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749614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7219021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987582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894895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858455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674317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674317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582687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552675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306999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105394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883657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883657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0147940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91854709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92264795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89649924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8964992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517336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272341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6009492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7287466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7287466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566371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304317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5028293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4753225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4536375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4176695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4176695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3942069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3706151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3496029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3003395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3003395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2740744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2474623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2215950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2215950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1960725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1733068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1521761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1281533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1062197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0886176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0700827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0505432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0505432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0304948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2.00105565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9903142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9701764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9484858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92370398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985454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773685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546136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358360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128795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881909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696285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696285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7809760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952150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067628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3711890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13681339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17890582E-1</text:p>
          </table:table-cell>
        </table:table-row>
        <table:table-row table:style-name="ro1">
          <table:table-cell office:value-type="string">
            <text:p>1.019265726E0</text:p>
          </table:table-cell>
          <table:table-cell office:value-type="string">
            <text:p>2.01789058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9422528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9151399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956934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956934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731842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4911412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2593098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80707346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839802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6085885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523287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2957796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70618498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8279301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595049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362991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3629917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1320863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5944556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5876569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58971398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59617626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0891944E-1</text:p>
          </table:table-cell>
        </table:table-row>
        <table:table-row table:style-name="ro1">
          <table:table-cell office:value-type="string">
            <text:p>1.026299556E0</text:p>
          </table:table-cell>
          <table:table-cell office:value-type="string">
            <text:p>1.964272181E-1</text:p>
          </table:table-cell>
        </table:table-row>
        <table:table-row table:style-name="ro1">
          <table:table-cell office:value-type="string">
            <text:p>9.661526210E-1</text:p>
          </table:table-cell>
          <table:table-cell office:value-type="string">
            <text:p>2.221775573E-1</text:p>
          </table:table-cell>
        </table:table-row>
        <table:table-row table:style-name="ro1">
          <table:table-cell office:value-type="string">
            <text:p>9.599259459E-1</text:p>
          </table:table-cell>
          <table:table-cell office:value-type="string">
            <text:p>2.259215693E-1</text:p>
          </table:table-cell>
        </table:table-row>
        <table:table-row table:style-name="ro1">
          <table:table-cell office:value-type="string">
            <text:p>9.599259459E-1</text:p>
          </table:table-cell>
          <table:table-cell office:value-type="string">
            <text:p>2.259215693E-1</text:p>
          </table:table-cell>
        </table:table-row>
        <table:table-row table:style-name="ro1">
          <table:table-cell office:value-type="string">
            <text:p>9.599259459E-1</text:p>
          </table:table-cell>
          <table:table-cell office:value-type="string">
            <text:p>2.266877252E-1</text:p>
          </table:table-cell>
        </table:table-row>
        <table:table-row table:style-name="ro1">
          <table:table-cell office:value-type="string">
            <text:p>9.599259459E-1</text:p>
          </table:table-cell>
          <table:table-cell office:value-type="string">
            <text:p>2.275027008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18540400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64320979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77855649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82681293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83015773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82697015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83989360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84415311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78171547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74381315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70405862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66521524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63208669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59389713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56626945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52805063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48827818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44851479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42067460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38534726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35498742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32455101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768348961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767752735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767088407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766748287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27231664E-1</text:p>
          </table:table-cell>
        </table:table-row>
        <table:table-row table:style-name="ro1">
          <table:table-cell office:value-type="string">
            <text:p>7.542705105E-1</text:p>
          </table:table-cell>
          <table:table-cell office:value-type="string">
            <text:p>3.693687473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39620069E-1</text:p>
          </table:table-cell>
        </table:table-row>
        <table:table-row table:style-name="ro1">
          <table:table-cell office:value-type="string">
            <text:p>7.504414310E-1</text:p>
          </table:table-cell>
          <table:table-cell office:value-type="string">
            <text:p>3.748718745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795629547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795629547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809091143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826913249E-1</text:p>
          </table:table-cell>
        </table:table-row>
        <table:table-row table:style-name="ro1">
          <table:table-cell office:value-type="string">
            <text:p>7.466567031E-1</text:p>
          </table:table-cell>
          <table:table-cell office:value-type="string">
            <text:p>3.843674416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1890600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4371061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3727200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4442575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4033258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4033258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3803943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2289842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0720135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8512489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6166991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6807795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7204066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4894492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2484017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0133982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7969164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5864318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4428247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3218213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0876438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39042184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39407710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1342551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4531344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5531098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7145893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49367467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54937940E-1</text:p>
          </table:table-cell>
        </table:table-row>
        <table:table-row table:style-name="ro1">
          <table:table-cell office:value-type="string">
            <text:p>9.537327490E-1</text:p>
          </table:table-cell>
          <table:table-cell office:value-type="string">
            <text:p>2.362140836E-1</text:p>
          </table:table-cell>
        </table:table-row>
        <table:table-row table:style-name="ro1">
          <table:table-cell office:value-type="string">
            <text:p>9.304958334E-1</text:p>
          </table:table-cell>
          <table:table-cell office:value-type="string">
            <text:p>2.491555787E-1</text:p>
          </table:table-cell>
        </table:table-row>
        <table:table-row table:style-name="ro1">
          <table:table-cell office:value-type="string">
            <text:p>7.470993146E-1</text:p>
          </table:table-cell>
          <table:table-cell office:value-type="string">
            <text:p>3.884291292E-1</text:p>
          </table:table-cell>
        </table:table-row>
        <table:table-row table:style-name="ro1">
          <table:table-cell office:value-type="string">
            <text:p>7.466056663E-1</text:p>
          </table:table-cell>
          <table:table-cell office:value-type="string">
            <text:p>3.905545987E-1</text:p>
          </table:table-cell>
        </table:table-row>
        <table:table-row table:style-name="ro1">
          <table:table-cell office:value-type="string">
            <text:p>7.503612367E-1</text:p>
          </table:table-cell>
          <table:table-cell office:value-type="string">
            <text:p>3.886953950E-1</text:p>
          </table:table-cell>
        </table:table-row>
        <table:table-row table:style-name="ro1">
          <table:table-cell office:value-type="string">
            <text:p>7.465943258E-1</text:p>
          </table:table-cell>
          <table:table-cell office:value-type="string">
            <text:p>3.947547617E-1</text:p>
          </table:table-cell>
        </table:table-row>
        <table:table-row table:style-name="ro1">
          <table:table-cell office:value-type="string">
            <text:p>7.465943258E-1</text:p>
          </table:table-cell>
          <table:table-cell office:value-type="string">
            <text:p>3.958209289E-1</text:p>
          </table:table-cell>
        </table:table-row>
        <table:table-row table:style-name="ro1">
          <table:table-cell office:value-type="string">
            <text:p>7.465943258E-1</text:p>
          </table:table-cell>
          <table:table-cell office:value-type="string">
            <text:p>3.967212744E-1</text:p>
          </table:table-cell>
        </table:table-row>
        <table:table-row table:style-name="ro1">
          <table:table-cell office:value-type="string">
            <text:p>7.391895129E-1</text:p>
          </table:table-cell>
          <table:table-cell office:value-type="string">
            <text:p>4.058307543E-1</text:p>
          </table:table-cell>
        </table:table-row>
        <table:table-row table:style-name="ro1">
          <table:table-cell office:value-type="string">
            <text:p>7.355391641E-1</text:p>
          </table:table-cell>
          <table:table-cell office:value-type="string">
            <text:p>4.110862158E-1</text:p>
          </table:table-cell>
        </table:table-row>
        <table:table-row table:style-name="ro1">
          <table:table-cell office:value-type="string">
            <text:p>7.355391643E-1</text:p>
          </table:table-cell>
          <table:table-cell office:value-type="string">
            <text:p>4.120284162E-1</text:p>
          </table:table-cell>
        </table:table-row>
        <table:table-row table:style-name="ro1">
          <table:table-cell office:value-type="string">
            <text:p>7.466056663E-1</text:p>
          </table:table-cell>
          <table:table-cell office:value-type="string">
            <text:p>4.001896054E-1</text:p>
          </table:table-cell>
        </table:table-row>
        <table:table-row table:style-name="ro1">
          <table:table-cell office:value-type="string">
            <text:p>7.354896358E-1</text:p>
          </table:table-cell>
          <table:table-cell office:value-type="string">
            <text:p>4.125340462E-1</text:p>
          </table:table-cell>
        </table:table-row>
        <table:table-row table:style-name="ro1">
          <table:table-cell office:value-type="string">
            <text:p>7.354676255E-1</text:p>
          </table:table-cell>
          <table:table-cell office:value-type="string">
            <text:p>4.126191169E-1</text:p>
          </table:table-cell>
        </table:table-row>
        <table:table-row table:style-name="ro1">
          <table:table-cell office:value-type="string">
            <text:p>7.354401142E-1</text:p>
          </table:table-cell>
          <table:table-cell office:value-type="string">
            <text:p>4.128048822E-1</text:p>
          </table:table-cell>
        </table:table-row>
        <table:table-row table:style-name="ro1">
          <table:table-cell office:value-type="string">
            <text:p>7.354126051E-1</text:p>
          </table:table-cell>
          <table:table-cell office:value-type="string">
            <text:p>4.128485205E-1</text:p>
          </table:table-cell>
        </table:table-row>
        <table:table-row table:style-name="ro1">
          <table:table-cell office:value-type="string">
            <text:p>7.354126051E-1</text:p>
          </table:table-cell>
          <table:table-cell office:value-type="string">
            <text:p>4.128631159E-1</text:p>
          </table:table-cell>
        </table:table-row>
        <table:table-row table:style-name="ro1">
          <table:table-cell office:value-type="string">
            <text:p>7.354126052E-1</text:p>
          </table:table-cell>
          <table:table-cell office:value-type="string">
            <text:p>4.145453419E-1</text:p>
          </table:table-cell>
        </table:table-row>
        <table:table-row table:style-name="ro1">
          <table:table-cell office:value-type="string">
            <text:p>7.353850981E-1</text:p>
          </table:table-cell>
          <table:table-cell office:value-type="string">
            <text:p>4.159289354E-1</text:p>
          </table:table-cell>
        </table:table-row>
        <table:table-row table:style-name="ro1">
          <table:table-cell office:value-type="string">
            <text:p>7.353905993E-1</text:p>
          </table:table-cell>
          <table:table-cell office:value-type="string">
            <text:p>4.163877042E-1</text:p>
          </table:table-cell>
        </table:table-row>
        <table:table-row table:style-name="ro1">
          <table:table-cell office:value-type="string">
            <text:p>7.353905993E-1</text:p>
          </table:table-cell>
          <table:table-cell office:value-type="string">
            <text:p>4.165199405E-1</text:p>
          </table:table-cell>
        </table:table-row>
        <table:table-row table:style-name="ro1">
          <table:table-cell office:value-type="string">
            <text:p>7.353905993E-1</text:p>
          </table:table-cell>
          <table:table-cell office:value-type="string">
            <text:p>4.169392487E-1</text:p>
          </table:table-cell>
        </table:table-row>
        <table:table-row table:style-name="ro1">
          <table:table-cell office:value-type="string">
            <text:p>7.353905993E-1</text:p>
          </table:table-cell>
          <table:table-cell office:value-type="string">
            <text:p>4.170737214E-1</text:p>
          </table:table-cell>
        </table:table-row>
        <table:table-row table:style-name="ro1">
          <table:table-cell office:value-type="string">
            <text:p>7.354126051E-1</text:p>
          </table:table-cell>
          <table:table-cell office:value-type="string">
            <text:p>4.170372947E-1</text:p>
          </table:table-cell>
        </table:table-row>
        <table:table-row table:style-name="ro1">
          <table:table-cell office:value-type="string">
            <text:p>7.354071034E-1</text:p>
          </table:table-cell>
          <table:table-cell office:value-type="string">
            <text:p>4.171831306E-1</text:p>
          </table:table-cell>
        </table:table-row>
        <table:table-row table:style-name="ro1">
          <table:table-cell office:value-type="string">
            <text:p>7.354071036E-1</text:p>
          </table:table-cell>
          <table:table-cell office:value-type="string">
            <text:p>4.176100098E-1</text:p>
          </table:table-cell>
        </table:table-row>
        <table:table-row table:style-name="ro1">
          <table:table-cell office:value-type="string">
            <text:p>7.354126052E-1</text:p>
          </table:table-cell>
          <table:table-cell office:value-type="string">
            <text:p>4.178511841E-1</text:p>
          </table:table-cell>
        </table:table-row>
        <table:table-row table:style-name="ro1">
          <table:table-cell office:value-type="string">
            <text:p>7.354291103E-1</text:p>
          </table:table-cell>
          <table:table-cell office:value-type="string">
            <text:p>4.182281185E-1</text:p>
          </table:table-cell>
        </table:table-row>
        <table:table-row table:style-name="ro1">
          <table:table-cell office:value-type="string">
            <text:p>7.354346122E-1</text:p>
          </table:table-cell>
          <table:table-cell office:value-type="string">
            <text:p>4.186518271E-1</text:p>
          </table:table-cell>
        </table:table-row>
        <table:table-row table:style-name="ro1">
          <table:table-cell office:value-type="string">
            <text:p>7.349892239E-1</text:p>
          </table:table-cell>
          <table:table-cell office:value-type="string">
            <text:p>4.195222982E-1</text:p>
          </table:table-cell>
        </table:table-row>
        <table:table-row table:style-name="ro1">
          <table:table-cell office:value-type="string">
            <text:p>7.350002147E-1</text:p>
          </table:table-cell>
          <table:table-cell office:value-type="string">
            <text:p>4.204686310E-1</text:p>
          </table:table-cell>
        </table:table-row>
        <table:table-row table:style-name="ro1">
          <table:table-cell office:value-type="string">
            <text:p>7.350167014E-1</text:p>
          </table:table-cell>
          <table:table-cell office:value-type="string">
            <text:p>4.214274566E-1</text:p>
          </table:table-cell>
        </table:table-row>
        <table:table-row table:style-name="ro1">
          <table:table-cell office:value-type="string">
            <text:p>7.350551734E-1</text:p>
          </table:table-cell>
          <table:table-cell office:value-type="string">
            <text:p>4.222145984E-1</text:p>
          </table:table-cell>
        </table:table-row>
        <table:table-row table:style-name="ro1">
          <table:table-cell office:value-type="string">
            <text:p>7.355391641E-1</text:p>
          </table:table-cell>
          <table:table-cell office:value-type="string">
            <text:p>4.217497595E-1</text:p>
          </table:table-cell>
        </table:table-row>
        <table:table-row table:style-name="ro1">
          <table:table-cell office:value-type="string">
            <text:p>7.355391641E-1</text:p>
          </table:table-cell>
          <table:table-cell office:value-type="string">
            <text:p>4.217497595E-1</text:p>
          </table:table-cell>
        </table:table-row>
        <table:table-row table:style-name="ro1">
          <table:table-cell office:value-type="string">
            <text:p>7.355336608E-1</text:p>
          </table:table-cell>
          <table:table-cell office:value-type="string">
            <text:p>4.218196818E-1</text:p>
          </table:table-cell>
        </table:table-row>
        <table:table-row table:style-name="ro1">
          <table:table-cell office:value-type="string">
            <text:p>7.355336608E-1</text:p>
          </table:table-cell>
          <table:table-cell office:value-type="string">
            <text:p>4.218237528E-1</text:p>
          </table:table-cell>
        </table:table-row>
        <table:table-row table:style-name="ro1">
          <table:table-cell office:value-type="string">
            <text:p>7.355336608E-1</text:p>
          </table:table-cell>
          <table:table-cell office:value-type="string">
            <text:p>4.221832898E-1</text:p>
          </table:table-cell>
        </table:table-row>
        <table:table-row table:style-name="ro1">
          <table:table-cell office:value-type="string">
            <text:p>7.355391643E-1</text:p>
          </table:table-cell>
          <table:table-cell office:value-type="string">
            <text:p>4.227000015E-1</text:p>
          </table:table-cell>
        </table:table-row>
        <table:table-row table:style-name="ro1">
          <table:table-cell office:value-type="string">
            <text:p>7.465943256E-1</text:p>
          </table:table-cell>
          <table:table-cell office:value-type="string">
            <text:p>4.107391244E-1</text:p>
          </table:table-cell>
        </table:table-row>
        <table:table-row table:style-name="ro1">
          <table:table-cell office:value-type="string">
            <text:p>7.465999959E-1</text:p>
          </table:table-cell>
          <table:table-cell office:value-type="string">
            <text:p>4.109223581E-1</text:p>
          </table:table-cell>
        </table:table-row>
        <table:table-row table:style-name="ro1">
          <table:table-cell office:value-type="string">
            <text:p>7.465999959E-1</text:p>
          </table:table-cell>
          <table:table-cell office:value-type="string">
            <text:p>4.110081645E-1</text:p>
          </table:table-cell>
        </table:table-row>
        <table:table-row table:style-name="ro1">
          <table:table-cell office:value-type="string">
            <text:p>7.465880870E-1</text:p>
          </table:table-cell>
          <table:table-cell office:value-type="string">
            <text:p>4.110426248E-1</text:p>
          </table:table-cell>
        </table:table-row>
        <table:table-row table:style-name="ro1">
          <table:table-cell office:value-type="string">
            <text:p>7.465937571E-1</text:p>
          </table:table-cell>
          <table:table-cell office:value-type="string">
            <text:p>4.110399268E-1</text:p>
          </table:table-cell>
        </table:table-row>
        <table:table-row table:style-name="ro1">
          <table:table-cell office:value-type="string">
            <text:p>7.465994274E-1</text:p>
          </table:table-cell>
          <table:table-cell office:value-type="string">
            <text:p>4.110290985E-1</text:p>
          </table:table-cell>
        </table:table-row>
        <table:table-row table:style-name="ro1">
          <table:table-cell office:value-type="string">
            <text:p>7.465710771E-1</text:p>
          </table:table-cell>
          <table:table-cell office:value-type="string">
            <text:p>4.111116052E-1</text:p>
          </table:table-cell>
        </table:table-row>
        <table:table-row table:style-name="ro1">
          <table:table-cell office:value-type="string">
            <text:p>7.354175550E-1</text:p>
          </table:table-cell>
          <table:table-cell office:value-type="string">
            <text:p>4.238552524E-1</text:p>
          </table:table-cell>
        </table:table-row>
        <table:table-row table:style-name="ro1">
          <table:table-cell office:value-type="string">
            <text:p>7.354065518E-1</text:p>
          </table:table-cell>
          <table:table-cell office:value-type="string">
            <text:p>4.251990780E-1</text:p>
          </table:table-cell>
        </table:table-row>
        <table:table-row table:style-name="ro1">
          <table:table-cell office:value-type="string">
            <text:p>7.503205715E-1</text:p>
          </table:table-cell>
          <table:table-cell office:value-type="string">
            <text:p>4.092518996E-1</text:p>
          </table:table-cell>
        </table:table-row>
        <table:table-row table:style-name="ro1">
          <table:table-cell office:value-type="string">
            <text:p>7.503205715E-1</text:p>
          </table:table-cell>
          <table:table-cell office:value-type="string">
            <text:p>4.104589101E-1</text:p>
          </table:table-cell>
        </table:table-row>
        <table:table-row table:style-name="ro1">
          <table:table-cell office:value-type="string">
            <text:p>7.503148447E-1</text:p>
          </table:table-cell>
          <table:table-cell office:value-type="string">
            <text:p>4.116361883E-1</text:p>
          </table:table-cell>
        </table:table-row>
        <table:table-row table:style-name="ro1">
          <table:table-cell office:value-type="string">
            <text:p>7.503148447E-1</text:p>
          </table:table-cell>
          <table:table-cell office:value-type="string">
            <text:p>4.116361883E-1</text:p>
          </table:table-cell>
        </table:table-row>
        <table:table-row table:style-name="ro1">
          <table:table-cell office:value-type="string">
            <text:p>7.503205715E-1</text:p>
          </table:table-cell>
          <table:table-cell office:value-type="string">
            <text:p>4.142851229E-1</text:p>
          </table:table-cell>
        </table:table-row>
        <table:table-row table:style-name="ro1">
          <table:table-cell office:value-type="string">
            <text:p>7.503148447E-1</text:p>
          </table:table-cell>
          <table:table-cell office:value-type="string">
            <text:p>4.151660244E-1</text:p>
          </table:table-cell>
        </table:table-row>
        <table:table-row table:style-name="ro1">
          <table:table-cell office:value-type="string">
            <text:p>7.502862115E-1</text:p>
          </table:table-cell>
          <table:table-cell office:value-type="string">
            <text:p>4.160546521E-1</text:p>
          </table:table-cell>
        </table:table-row>
        <table:table-row table:style-name="ro1">
          <table:table-cell office:value-type="string">
            <text:p>5.001946252E-1</text:p>
          </table:table-cell>
          <table:table-cell office:value-type="string">
            <text:p>9.382740052E-1</text:p>
          </table:table-cell>
        </table:table-row>
        <table:table-row table:style-name="ro1">
          <table:table-cell office:value-type="string">
            <text:p>5.001984430E-1</text:p>
          </table:table-cell>
          <table:table-cell office:value-type="string">
            <text:p>9.389558817E-1</text:p>
          </table:table-cell>
        </table:table-row>
        <table:table-row table:style-name="ro1">
          <table:table-cell office:value-type="string">
            <text:p>5.001946254E-1</text:p>
          </table:table-cell>
          <table:table-cell office:value-type="string">
            <text:p>9.392574529E-1</text:p>
          </table:table-cell>
        </table:table-row>
        <table:table-row table:style-name="ro1">
          <table:table-cell office:value-type="string">
            <text:p>5.002289866E-1</text:p>
          </table:table-cell>
          <table:table-cell office:value-type="string">
            <text:p>9.394875162E-1</text:p>
          </table:table-cell>
        </table:table-row>
        <table:table-row table:style-name="ro1">
          <table:table-cell office:value-type="string">
            <text:p>5.002328048E-1</text:p>
          </table:table-cell>
          <table:table-cell office:value-type="string">
            <text:p>9.398665067E-1</text:p>
          </table:table-cell>
        </table:table-row>
        <table:table-row table:style-name="ro1">
          <table:table-cell office:value-type="string">
            <text:p>5.002289867E-1</text:p>
          </table:table-cell>
          <table:table-cell office:value-type="string">
            <text:p>9.401074666E-1</text:p>
          </table:table-cell>
        </table:table-row>
        <table:table-row table:style-name="ro1">
          <table:table-cell office:value-type="string">
            <text:p>4.999084641E-1</text:p>
          </table:table-cell>
          <table:table-cell office:value-type="string">
            <text:p>9.414817906E-1</text:p>
          </table:table-cell>
        </table:table-row>
        <table:table-row table:style-name="ro1">
          <table:table-cell office:value-type="string">
            <text:p>4.999160908E-1</text:p>
          </table:table-cell>
          <table:table-cell office:value-type="string">
            <text:p>9.414282433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401018688E-1</text:p>
          </table:table-cell>
        </table:table-row>
        <table:table-row table:style-name="ro1">
          <table:table-cell office:value-type="string">
            <text:p>5.002366231E-1</text:p>
          </table:table-cell>
          <table:table-cell office:value-type="string">
            <text:p>9.399892681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399744094E-1</text:p>
          </table:table-cell>
        </table:table-row>
        <table:table-row table:style-name="ro1">
          <table:table-cell office:value-type="string">
            <text:p>5.002328048E-1</text:p>
          </table:table-cell>
          <table:table-cell office:value-type="string">
            <text:p>9.399840934E-1</text:p>
          </table:table-cell>
        </table:table-row>
        <table:table-row table:style-name="ro1">
          <table:table-cell office:value-type="string">
            <text:p>5.002404414E-1</text:p>
          </table:table-cell>
          <table:table-cell office:value-type="string">
            <text:p>9.400261582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400381545E-1</text:p>
          </table:table-cell>
        </table:table-row>
        <table:table-row table:style-name="ro1">
          <table:table-cell office:value-type="string">
            <text:p>7.503492075E-1</text:p>
          </table:table-cell>
          <table:table-cell office:value-type="string">
            <text:p>4.178184479E-1</text:p>
          </table:table-cell>
        </table:table-row>
        <table:table-row table:style-name="ro1">
          <table:table-cell office:value-type="string">
            <text:p>7.503549348E-1</text:p>
          </table:table-cell>
          <table:table-cell office:value-type="string">
            <text:p>4.179328827E-1</text:p>
          </table:table-cell>
        </table:table-row>
        <table:table-row table:style-name="ro1">
          <table:table-cell office:value-type="string">
            <text:p>7.503606622E-1</text:p>
          </table:table-cell>
          <table:table-cell office:value-type="string">
            <text:p>4.181052723E-1</text:p>
          </table:table-cell>
        </table:table-row>
        <table:table-row table:style-name="ro1">
          <table:table-cell office:value-type="string">
            <text:p>7.503549346E-1</text:p>
          </table:table-cell>
          <table:table-cell office:value-type="string">
            <text:p>4.183187021E-1</text:p>
          </table:table-cell>
        </table:table-row>
        <table:table-row table:style-name="ro1">
          <table:table-cell office:value-type="string">
            <text:p>7.503549348E-1</text:p>
          </table:table-cell>
          <table:table-cell office:value-type="string">
            <text:p>4.187751516E-1</text:p>
          </table:table-cell>
        </table:table-row>
        <table:table-row table:style-name="ro1">
          <table:table-cell office:value-type="string">
            <text:p>7.503606622E-1</text:p>
          </table:table-cell>
          <table:table-cell office:value-type="string">
            <text:p>4.195044470E-1</text:p>
          </table:table-cell>
        </table:table-row>
        <table:table-row table:style-name="ro1">
          <table:table-cell office:value-type="string">
            <text:p>7.503434800E-1</text:p>
          </table:table-cell>
          <table:table-cell office:value-type="string">
            <text:p>4.207080592E-1</text:p>
          </table:table-cell>
        </table:table-row>
        <table:table-row table:style-name="ro1">
          <table:table-cell office:value-type="string">
            <text:p>7.503434800E-1</text:p>
          </table:table-cell>
          <table:table-cell office:value-type="string">
            <text:p>4.221347279E-1</text:p>
          </table:table-cell>
        </table:table-row>
        <table:table-row table:style-name="ro1">
          <table:table-cell office:value-type="string">
            <text:p>6.843704639E-1</text:p>
          </table:table-cell>
          <table:table-cell office:value-type="string">
            <text:p>5.091062154E-1</text:p>
          </table:table-cell>
        </table:table-row>
        <table:table-row table:style-name="ro1">
          <table:table-cell office:value-type="string">
            <text:p>6.843490246E-1</text:p>
          </table:table-cell>
          <table:table-cell office:value-type="string">
            <text:p>5.111912168E-1</text:p>
          </table:table-cell>
        </table:table-row>
        <table:table-row table:style-name="ro1">
          <table:table-cell office:value-type="string">
            <text:p>6.843418784E-1</text:p>
          </table:table-cell>
          <table:table-cell office:value-type="string">
            <text:p>5.132349785E-1</text:p>
          </table:table-cell>
        </table:table-row>
        <table:table-row table:style-name="ro1">
          <table:table-cell office:value-type="string">
            <text:p>6.837564033E-1</text:p>
          </table:table-cell>
          <table:table-cell office:value-type="string">
            <text:p>5.161301069E-1</text:p>
          </table:table-cell>
        </table:table-row>
        <table:table-row table:style-name="ro1">
          <table:table-cell office:value-type="string">
            <text:p>6.837849400E-1</text:p>
          </table:table-cell>
          <table:table-cell office:value-type="string">
            <text:p>5.182042164E-1</text:p>
          </table:table-cell>
        </table:table-row>
        <table:table-row table:style-name="ro1">
          <table:table-cell office:value-type="string">
            <text:p>6.838134788E-1</text:p>
          </table:table-cell>
          <table:table-cell office:value-type="string">
            <text:p>5.193912944E-1</text:p>
          </table:table-cell>
        </table:table-row>
        <table:table-row table:style-name="ro1">
          <table:table-cell office:value-type="string">
            <text:p>6.838420203E-1</text:p>
          </table:table-cell>
          <table:table-cell office:value-type="string">
            <text:p>5.199720950E-1</text:p>
          </table:table-cell>
        </table:table-row>
        <table:table-row table:style-name="ro1">
          <table:table-cell office:value-type="string">
            <text:p>6.838777000E-1</text:p>
          </table:table-cell>
          <table:table-cell office:value-type="string">
            <text:p>5.203539615E-1</text:p>
          </table:table-cell>
        </table:table-row>
        <table:table-row table:style-name="ro1">
          <table:table-cell office:value-type="string">
            <text:p>6.839062466E-1</text:p>
          </table:table-cell>
          <table:table-cell office:value-type="string">
            <text:p>5.204430085E-1</text:p>
          </table:table-cell>
        </table:table-row>
        <table:table-row table:style-name="ro1">
          <table:table-cell office:value-type="string">
            <text:p>6.839347958E-1</text:p>
          </table:table-cell>
          <table:table-cell office:value-type="string">
            <text:p>5.204597724E-1</text:p>
          </table:table-cell>
        </table:table-row>
        <table:table-row table:style-name="ro1">
          <table:table-cell office:value-type="string">
            <text:p>6.839633474E-1</text:p>
          </table:table-cell>
          <table:table-cell office:value-type="string">
            <text:p>5.206293493E-1</text:p>
          </table:table-cell>
        </table:table-row>
        <table:table-row table:style-name="ro1">
          <table:table-cell office:value-type="string">
            <text:p>6.839919009E-1</text:p>
          </table:table-cell>
          <table:table-cell office:value-type="string">
            <text:p>5.210647124E-1</text:p>
          </table:table-cell>
        </table:table-row>
        <table:table-row table:style-name="ro1">
          <table:table-cell office:value-type="string">
            <text:p>6.840275965E-1</text:p>
          </table:table-cell>
          <table:table-cell office:value-type="string">
            <text:p>5.222321310E-1</text:p>
          </table:table-cell>
        </table:table-row>
        <table:table-row table:style-name="ro1">
          <table:table-cell office:value-type="string">
            <text:p>5.002137144E-1</text:p>
          </table:table-cell>
          <table:table-cell office:value-type="string">
            <text:p>9.788435451E-1</text:p>
          </table:table-cell>
        </table:table-row>
        <table:table-row table:style-name="ro1">
          <table:table-cell office:value-type="string">
            <text:p>5.002328050E-1</text:p>
          </table:table-cell>
          <table:table-cell office:value-type="string">
            <text:p>9.819562751E-1</text:p>
          </table:table-cell>
        </table:table-row>
        <table:table-row table:style-name="ro1">
          <table:table-cell office:value-type="string">
            <text:p>5.002289866E-1</text:p>
          </table:table-cell>
          <table:table-cell office:value-type="string">
            <text:p>9.848412266E-1</text:p>
          </table:table-cell>
        </table:table-row>
        <table:table-row table:style-name="ro1">
          <table:table-cell office:value-type="string">
            <text:p>4.999199042E-1</text:p>
          </table:table-cell>
          <table:table-cell office:value-type="string">
            <text:p>9.900346678E-1</text:p>
          </table:table-cell>
        </table:table-row>
        <table:table-row table:style-name="ro1">
          <table:table-cell office:value-type="string">
            <text:p>5.002404414E-1</text:p>
          </table:table-cell>
          <table:table-cell office:value-type="string">
            <text:p>9.898904205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899483462E-1</text:p>
          </table:table-cell>
        </table:table-row>
        <table:table-row table:style-name="ro1">
          <table:table-cell office:value-type="string">
            <text:p>4.977291714E-1</text:p>
          </table:table-cell>
          <table:table-cell office:value-type="string">
            <text:p>1.000000000E0</text:p>
          </table:table-cell>
        </table:table-row>
        <table:table-row table:style-name="ro1">
          <table:table-cell office:value-type="string">
            <text:p>5.002404414E-1</text:p>
          </table:table-cell>
          <table:table-cell office:value-type="string">
            <text:p>9.900620197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900689300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901193824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902005162E-1</text:p>
          </table:table-cell>
        </table:table-row>
        <table:table-row table:style-name="ro1">
          <table:table-cell office:value-type="string">
            <text:p>5.002366232E-1</text:p>
          </table:table-cell>
          <table:table-cell office:value-type="string">
            <text:p>9.903265474E-1</text:p>
          </table:table-cell>
        </table:table-row>
        <table:table-row table:style-name="ro1">
          <table:table-cell office:value-type="string">
            <text:p>5.002328048E-1</text:p>
          </table:table-cell>
          <table:table-cell office:value-type="string">
            <text:p>9.902757732E-1</text:p>
          </table:table-cell>
        </table:table-row>
        <table:table-row table:style-name="ro1">
          <table:table-cell office:value-type="string">
            <text:p>5.002404414E-1</text:p>
          </table:table-cell>
          <table:table-cell office:value-type="string">
            <text:p>9.901894000E-1</text:p>
          </table:table-cell>
        </table:table-row>
        <table:table-row table:style-name="ro1">
          <table:table-cell office:value-type="string">
            <text:p>5.002366231E-1</text:p>
          </table:table-cell>
          <table:table-cell office:value-type="string">
            <text:p>9.902809192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6.134347164E-1</text:p>
          </table:table-cell>
        </table:table-row>
        <table:table-row table:style-name="ro1">
          <table:table-cell office:value-type="string">
            <text:p>6.395940076E-1</text:p>
          </table:table-cell>
          <table:table-cell office:value-type="string">
            <text:p>6.053054323E-1</text:p>
          </table:table-cell>
        </table:table-row>
        <table:table-row table:style-name="ro1">
          <table:table-cell office:value-type="string">
            <text:p>6.437404843E-1</text:p>
          </table:table-cell>
          <table:table-cell office:value-type="string">
            <text:p>5.972722489E-1</text:p>
          </table:table-cell>
        </table:table-row>
        <table:table-row table:style-name="ro1">
          <table:table-cell office:value-type="string">
            <text:p>6.843418786E-1</text:p>
          </table:table-cell>
          <table:table-cell office:value-type="string">
            <text:p>5.284748752E-1</text:p>
          </table:table-cell>
        </table:table-row>
        <table:table-row table:style-name="ro1">
          <table:table-cell office:value-type="string">
            <text:p>6.843347325E-1</text:p>
          </table:table-cell>
          <table:table-cell office:value-type="string">
            <text:p>5.285836147E-1</text:p>
          </table:table-cell>
        </table:table-row>
        <table:table-row table:style-name="ro1">
          <table:table-cell office:value-type="string">
            <text:p>6.843418784E-1</text:p>
          </table:table-cell>
          <table:table-cell office:value-type="string">
            <text:p>5.287590711E-1</text:p>
          </table:table-cell>
        </table:table-row>
        <table:table-row table:style-name="ro1">
          <table:table-cell office:value-type="string">
            <text:p>6.843347325E-1</text:p>
          </table:table-cell>
          <table:table-cell office:value-type="string">
            <text:p>5.289811564E-1</text:p>
          </table:table-cell>
        </table:table-row>
        <table:table-row table:style-name="ro1">
          <table:table-cell office:value-type="string">
            <text:p>6.837350027E-1</text:p>
          </table:table-cell>
          <table:table-cell office:value-type="string">
            <text:p>5.301378625E-1</text:p>
          </table:table-cell>
        </table:table-row>
        <table:table-row table:style-name="ro1">
          <table:table-cell office:value-type="string">
            <text:p>6.438986047E-1</text:p>
          </table:table-cell>
          <table:table-cell office:value-type="string">
            <text:p>5.981054567E-1</text:p>
          </table:table-cell>
        </table:table-row>
        <table:table-row table:style-name="ro1">
          <table:table-cell office:value-type="string">
            <text:p>6.439239112E-1</text:p>
          </table:table-cell>
          <table:table-cell office:value-type="string">
            <text:p>5.982206374E-1</text:p>
          </table:table-cell>
        </table:table-row>
        <table:table-row table:style-name="ro1">
          <table:table-cell office:value-type="string">
            <text:p>6.439492198E-1</text:p>
          </table:table-cell>
          <table:table-cell office:value-type="string">
            <text:p>5.982013324E-1</text:p>
          </table:table-cell>
        </table:table-row>
        <table:table-row table:style-name="ro1">
          <table:table-cell office:value-type="string">
            <text:p>6.439808582E-1</text:p>
          </table:table-cell>
          <table:table-cell office:value-type="string">
            <text:p>5.979970918E-1</text:p>
          </table:table-cell>
        </table:table-row>
        <table:table-row table:style-name="ro1">
          <table:table-cell office:value-type="string">
            <text:p>6.439935147E-1</text:p>
          </table:table-cell>
          <table:table-cell office:value-type="string">
            <text:p>5.979134249E-1</text:p>
          </table:table-cell>
        </table:table-row>
        <table:table-row table:style-name="ro1">
          <table:table-cell office:value-type="string">
            <text:p>6.439871862E-1</text:p>
          </table:table-cell>
          <table:table-cell office:value-type="string">
            <text:p>5.983619196E-1</text:p>
          </table:table-cell>
        </table:table-row>
        <table:table-row table:style-name="ro1">
          <table:table-cell office:value-type="string">
            <text:p>6.439935144E-1</text:p>
          </table:table-cell>
          <table:table-cell office:value-type="string">
            <text:p>5.991096404E-1</text:p>
          </table:table-cell>
        </table:table-row>
        <table:table-row table:style-name="ro1">
          <table:table-cell office:value-type="string">
            <text:p>6.439935144E-1</text:p>
          </table:table-cell>
          <table:table-cell office:value-type="string">
            <text:p>6.001580703E-1</text:p>
          </table:table-cell>
        </table:table-row>
        <table:table-row table:style-name="ro1">
          <table:table-cell office:value-type="string">
            <text:p>6.398125550E-1</text:p>
          </table:table-cell>
          <table:table-cell office:value-type="string">
            <text:p>6.089368669E-1</text:p>
          </table:table-cell>
        </table:table-row>
        <table:table-row table:style-name="ro1">
          <table:table-cell office:value-type="string">
            <text:p>6.398125548E-1</text:p>
          </table:table-cell>
          <table:table-cell office:value-type="string">
            <text:p>6.101644737E-1</text:p>
          </table:table-cell>
        </table:table-row>
        <table:table-row table:style-name="ro1">
          <table:table-cell office:value-type="string">
            <text:p>6.398437882E-1</text:p>
          </table:table-cell>
          <table:table-cell office:value-type="string">
            <text:p>6.141403005E-1</text:p>
          </table:table-cell>
        </table:table-row>
        <table:table-row table:style-name="ro1">
          <table:table-cell office:value-type="string">
            <text:p>6.357163645E-1</text:p>
          </table:table-cell>
          <table:table-cell office:value-type="string">
            <text:p>6.245943912E-1</text:p>
          </table:table-cell>
        </table:table-row>
        <table:table-row table:style-name="ro1">
          <table:table-cell office:value-type="string">
            <text:p>6.362224294E-1</text:p>
          </table:table-cell>
          <table:table-cell office:value-type="string">
            <text:p>6.252352935E-1</text:p>
          </table:table-cell>
        </table:table-row>
        <table:table-row table:style-name="ro1">
          <table:table-cell office:value-type="string">
            <text:p>6.361853729E-1</text:p>
          </table:table-cell>
          <table:table-cell office:value-type="string">
            <text:p>6.259388596E-1</text:p>
          </table:table-cell>
        </table:table-row>
        <table:table-row table:style-name="ro1">
          <table:table-cell office:value-type="string">
            <text:p>6.361544957E-1</text:p>
          </table:table-cell>
          <table:table-cell office:value-type="string">
            <text:p>6.262644159E-1</text:p>
          </table:table-cell>
        </table:table-row>
        <table:table-row table:style-name="ro1">
          <table:table-cell office:value-type="string">
            <text:p>6.361297961E-1</text:p>
          </table:table-cell>
          <table:table-cell office:value-type="string">
            <text:p>6.267023757E-1</text:p>
          </table:table-cell>
        </table:table-row>
        <table:table-row table:style-name="ro1">
          <table:table-cell office:value-type="string">
            <text:p>6.361050988E-1</text:p>
          </table:table-cell>
          <table:table-cell office:value-type="string">
            <text:p>6.272023483E-1</text:p>
          </table:table-cell>
        </table:table-row>
        <table:table-row table:style-name="ro1">
          <table:table-cell office:value-type="string">
            <text:p>6.360804031E-1</text:p>
          </table:table-cell>
          <table:table-cell office:value-type="string">
            <text:p>6.275111341E-1</text:p>
          </table:table-cell>
        </table:table-row>
        <table:table-row table:style-name="ro1">
          <table:table-cell office:value-type="string">
            <text:p>6.360557092E-1</text:p>
          </table:table-cell>
          <table:table-cell office:value-type="string">
            <text:p>6.277517430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6.288958440E-1</text:p>
          </table:table-cell>
        </table:table-row>
        <table:table-row table:style-name="ro1">
          <table:table-cell office:value-type="string">
            <text:p>6.395940078E-1</text:p>
          </table:table-cell>
          <table:table-cell office:value-type="string">
            <text:p>6.205339125E-1</text:p>
          </table:table-cell>
        </table:table-row>
        <table:table-row table:style-name="ro1">
          <table:table-cell office:value-type="string">
            <text:p>6.437404843E-1</text:p>
          </table:table-cell>
          <table:table-cell office:value-type="string">
            <text:p>6.121380713E-1</text:p>
          </table:table-cell>
        </table:table-row>
        <table:table-row table:style-name="ro1">
          <table:table-cell office:value-type="string">
            <text:p>6.437468075E-1</text:p>
          </table:table-cell>
          <table:table-cell office:value-type="string">
            <text:p>6.121489603E-1</text:p>
          </table:table-cell>
        </table:table-row>
        <table:table-row table:style-name="ro1">
          <table:table-cell office:value-type="string">
            <text:p>6.437404843E-1</text:p>
          </table:table-cell>
          <table:table-cell office:value-type="string">
            <text:p>6.121521017E-1</text:p>
          </table:table-cell>
        </table:table-row>
        <table:table-row table:style-name="ro1">
          <table:table-cell office:value-type="string">
            <text:p>6.521968453E-1</text:p>
          </table:table-cell>
          <table:table-cell office:value-type="string">
            <text:p>5.963339024E-1</text:p>
          </table:table-cell>
        </table:table-row>
        <table:table-row table:style-name="ro1">
          <table:table-cell office:value-type="string">
            <text:p>6.521968455E-1</text:p>
          </table:table-cell>
          <table:table-cell office:value-type="string">
            <text:p>5.963230920E-1</text:p>
          </table:table-cell>
        </table:table-row>
        <table:table-row table:style-name="ro1">
          <table:table-cell office:value-type="string">
            <text:p>6.521968455E-1</text:p>
          </table:table-cell>
          <table:table-cell office:value-type="string">
            <text:p>5.963230920E-1</text:p>
          </table:table-cell>
        </table:table-row>
        <table:table-row table:style-name="ro1">
          <table:table-cell office:value-type="string">
            <text:p>6.522617565E-1</text:p>
          </table:table-cell>
          <table:table-cell office:value-type="string">
            <text:p>5.959007596E-1</text:p>
          </table:table-cell>
        </table:table-row>
        <table:table-row table:style-name="ro1">
          <table:table-cell office:value-type="string">
            <text:p>6.522877248E-1</text:p>
          </table:table-cell>
          <table:table-cell office:value-type="string">
            <text:p>5.958656601E-1</text:p>
          </table:table-cell>
        </table:table-row>
        <table:table-row table:style-name="ro1">
          <table:table-cell office:value-type="string">
            <text:p>6.523201879E-1</text:p>
          </table:table-cell>
          <table:table-cell office:value-type="string">
            <text:p>5.958091805E-1</text:p>
          </table:table-cell>
        </table:table-row>
        <table:table-row table:style-name="ro1">
          <table:table-cell office:value-type="string">
            <text:p>6.523461609E-1</text:p>
          </table:table-cell>
          <table:table-cell office:value-type="string">
            <text:p>5.957303775E-1</text:p>
          </table:table-cell>
        </table:table-row>
        <table:table-row table:style-name="ro1">
          <table:table-cell office:value-type="string">
            <text:p>6.523461607E-1</text:p>
          </table:table-cell>
          <table:table-cell office:value-type="string">
            <text:p>5.956883640E-1</text:p>
          </table:table-cell>
        </table:table-row>
        <table:table-row table:style-name="ro1">
          <table:table-cell office:value-type="string">
            <text:p>6.523721357E-1</text:p>
          </table:table-cell>
          <table:table-cell office:value-type="string">
            <text:p>5.956047254E-1</text:p>
          </table:table-cell>
        </table:table-row>
        <table:table-row table:style-name="ro1">
          <table:table-cell office:value-type="string">
            <text:p>6.523981126E-1</text:p>
          </table:table-cell>
          <table:table-cell office:value-type="string">
            <text:p>5.955258850E-1</text:p>
          </table:table-cell>
        </table:table-row>
        <table:table-row table:style-name="ro1">
          <table:table-cell office:value-type="string">
            <text:p>6.524305865E-1</text:p>
          </table:table-cell>
          <table:table-cell office:value-type="string">
            <text:p>5.955845959E-1</text:p>
          </table:table-cell>
        </table:table-row>
        <table:table-row table:style-name="ro1">
          <table:table-cell office:value-type="string">
            <text:p>6.524565682E-1</text:p>
          </table:table-cell>
          <table:table-cell office:value-type="string">
            <text:p>5.956458747E-1</text:p>
          </table:table-cell>
        </table:table-row>
        <table:table-row table:style-name="ro1">
          <table:table-cell office:value-type="string">
            <text:p>6.524890482E-1</text:p>
          </table:table-cell>
          <table:table-cell office:value-type="string">
            <text:p>5.957239016E-1</text:p>
          </table:table-cell>
        </table:table-row>
        <table:table-row table:style-name="ro1">
          <table:table-cell office:value-type="string">
            <text:p>6.525085377E-1</text:p>
          </table:table-cell>
          <table:table-cell office:value-type="string">
            <text:p>5.959912256E-1</text:p>
          </table:table-cell>
        </table:table-row>
        <table:table-row table:style-name="ro1">
          <table:table-cell office:value-type="string">
            <text:p>6.525085377E-1</text:p>
          </table:table-cell>
          <table:table-cell office:value-type="string">
            <text:p>5.964119443E-1</text:p>
          </table:table-cell>
        </table:table-row>
        <table:table-row table:style-name="ro1">
          <table:table-cell office:value-type="string">
            <text:p>6.439871862E-1</text:p>
          </table:table-cell>
          <table:table-cell office:value-type="string">
            <text:p>6.130304227E-1</text:p>
          </table:table-cell>
        </table:table-row>
        <table:table-row table:style-name="ro1">
          <table:table-cell office:value-type="string">
            <text:p>6.439935144E-1</text:p>
          </table:table-cell>
          <table:table-cell office:value-type="string">
            <text:p>6.138423184E-1</text:p>
          </table:table-cell>
        </table:table-row>
        <table:table-row table:style-name="ro1">
          <table:table-cell office:value-type="string">
            <text:p>6.197199080E-1</text:p>
          </table:table-cell>
          <table:table-cell office:value-type="string">
            <text:p>6.640403707E-1</text:p>
          </table:table-cell>
        </table:table-row>
        <table:table-row table:style-name="ro1">
          <table:table-cell office:value-type="string">
            <text:p>6.197140481E-1</text:p>
          </table:table-cell>
          <table:table-cell office:value-type="string">
            <text:p>6.654819905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668930361E-1</text:p>
          </table:table-cell>
        </table:table-row>
        <table:table-row table:style-name="ro1">
          <table:table-cell office:value-type="string">
            <text:p>6.197492105E-1</text:p>
          </table:table-cell>
          <table:table-cell office:value-type="string">
            <text:p>6.683215391E-1</text:p>
          </table:table-cell>
        </table:table-row>
        <table:table-row table:style-name="ro1">
          <table:table-cell office:value-type="string">
            <text:p>6.201949464E-1</text:p>
          </table:table-cell>
          <table:table-cell office:value-type="string">
            <text:p>6.684778769E-1</text:p>
          </table:table-cell>
        </table:table-row>
        <table:table-row table:style-name="ro1">
          <table:table-cell office:value-type="string">
            <text:p>6.201714707E-1</text:p>
          </table:table-cell>
          <table:table-cell office:value-type="string">
            <text:p>6.695255611E-1</text:p>
          </table:table-cell>
        </table:table-row>
        <table:table-row table:style-name="ro1">
          <table:table-cell office:value-type="string">
            <text:p>6.201479968E-1</text:p>
          </table:table-cell>
          <table:table-cell office:value-type="string">
            <text:p>6.706231699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725100966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27655176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6.728449371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30606888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746525608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6.757823129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6.772912671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6.790015451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92539270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92679206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6.792799213E-1</text:p>
          </table:table-cell>
        </table:table-row>
        <table:table-row table:style-name="ro1">
          <table:table-cell office:value-type="string">
            <text:p>6.196906086E-1</text:p>
          </table:table-cell>
          <table:table-cell office:value-type="string">
            <text:p>6.791291699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791531209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6.791712561E-1</text:p>
          </table:table-cell>
        </table:table-row>
        <table:table-row table:style-name="ro1">
          <table:table-cell office:value-type="string">
            <text:p>6.197433497E-1</text:p>
          </table:table-cell>
          <table:table-cell office:value-type="string">
            <text:p>6.789738774E-1</text:p>
          </table:table-cell>
        </table:table-row>
        <table:table-row table:style-name="ro1">
          <table:table-cell office:value-type="string">
            <text:p>6.197433497E-1</text:p>
          </table:table-cell>
          <table:table-cell office:value-type="string">
            <text:p>6.789718279E-1</text:p>
          </table:table-cell>
        </table:table-row>
        <table:table-row table:style-name="ro1">
          <table:table-cell office:value-type="string">
            <text:p>6.197199080E-1</text:p>
          </table:table-cell>
          <table:table-cell office:value-type="string">
            <text:p>6.790282237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790099541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790122643E-1</text:p>
          </table:table-cell>
        </table:table-row>
        <table:table-row table:style-name="ro1">
          <table:table-cell office:value-type="string">
            <text:p>6.197199080E-1</text:p>
          </table:table-cell>
          <table:table-cell office:value-type="string">
            <text:p>6.789066380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788638126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787075857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6.785669940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785702789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6.780939265E-1</text:p>
          </table:table-cell>
        </table:table-row>
        <table:table-row table:style-name="ro1">
          <table:table-cell office:value-type="string">
            <text:p>6.197257683E-1</text:p>
          </table:table-cell>
          <table:table-cell office:value-type="string">
            <text:p>6.751824806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6.724074964E-1</text:p>
          </table:table-cell>
        </table:table-row>
        <table:table-row table:style-name="ro1">
          <table:table-cell office:value-type="string">
            <text:p>6.202008157E-1</text:p>
          </table:table-cell>
          <table:table-cell office:value-type="string">
            <text:p>6.703390343E-1</text:p>
          </table:table-cell>
        </table:table-row>
        <table:table-row table:style-name="ro1">
          <table:table-cell office:value-type="string">
            <text:p>6.201832083E-1</text:p>
          </table:table-cell>
          <table:table-cell office:value-type="string">
            <text:p>6.704278606E-1</text:p>
          </table:table-cell>
        </table:table-row>
        <table:table-row table:style-name="ro1">
          <table:table-cell office:value-type="string">
            <text:p>6.201597335E-1</text:p>
          </table:table-cell>
          <table:table-cell office:value-type="string">
            <text:p>6.705259345E-1</text:p>
          </table:table-cell>
        </table:table-row>
        <table:table-row table:style-name="ro1">
          <table:table-cell office:value-type="string">
            <text:p>6.201362603E-1</text:p>
          </table:table-cell>
          <table:table-cell office:value-type="string">
            <text:p>6.710905909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727019463E-1</text:p>
          </table:table-cell>
        </table:table-row>
        <table:table-row table:style-name="ro1">
          <table:table-cell office:value-type="string">
            <text:p>6.196437353E-1</text:p>
          </table:table-cell>
          <table:table-cell office:value-type="string">
            <text:p>6.729649974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31564624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35165029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6.741387040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742994705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6.646135254E-1</text:p>
          </table:table-cell>
        </table:table-row>
        <table:table-row table:style-name="ro1">
          <table:table-cell office:value-type="string">
            <text:p>6.196964684E-1</text:p>
          </table:table-cell>
          <table:table-cell office:value-type="string">
            <text:p>6.647107480E-1</text:p>
          </table:table-cell>
        </table:table-row>
        <table:table-row table:style-name="ro1">
          <table:table-cell office:value-type="string">
            <text:p>6.197199081E-1</text:p>
          </table:table-cell>
          <table:table-cell office:value-type="string">
            <text:p>6.621953501E-1</text:p>
          </table:table-cell>
        </table:table-row>
        <table:table-row table:style-name="ro1">
          <table:table-cell office:value-type="string">
            <text:p>6.197433497E-1</text:p>
          </table:table-cell>
          <table:table-cell office:value-type="string">
            <text:p>6.619007381E-1</text:p>
          </table:table-cell>
        </table:table-row>
        <table:table-row table:style-name="ro1">
          <table:table-cell office:value-type="string">
            <text:p>6.197726542E-1</text:p>
          </table:table-cell>
          <table:table-cell office:value-type="string">
            <text:p>6.624853757E-1</text:p>
          </table:table-cell>
        </table:table-row>
        <table:table-row table:style-name="ro1">
          <table:table-cell office:value-type="string">
            <text:p>6.197902383E-1</text:p>
          </table:table-cell>
          <table:table-cell office:value-type="string">
            <text:p>6.626953497E-1</text:p>
          </table:table-cell>
        </table:table-row>
        <table:table-row table:style-name="ro1">
          <table:table-cell office:value-type="string">
            <text:p>6.198429961E-1</text:p>
          </table:table-cell>
          <table:table-cell office:value-type="string">
            <text:p>6.634564931E-1</text:p>
          </table:table-cell>
        </table:table-row>
        <table:table-row table:style-name="ro1">
          <table:table-cell office:value-type="string">
            <text:p>6.198371338E-1</text:p>
          </table:table-cell>
          <table:table-cell office:value-type="string">
            <text:p>6.636469867E-1</text:p>
          </table:table-cell>
        </table:table-row>
        <table:table-row table:style-name="ro1">
          <table:table-cell office:value-type="string">
            <text:p>6.198371338E-1</text:p>
          </table:table-cell>
          <table:table-cell office:value-type="string">
            <text:p>6.628698619E-1</text:p>
          </table:table-cell>
        </table:table-row>
        <table:table-row table:style-name="ro1">
          <table:table-cell office:value-type="string">
            <text:p>6.198664474E-1</text:p>
          </table:table-cell>
          <table:table-cell office:value-type="string">
            <text:p>6.628952242E-1</text:p>
          </table:table-cell>
        </table:table-row>
        <table:table-row table:style-name="ro1">
          <table:table-cell office:value-type="string">
            <text:p>6.198664474E-1</text:p>
          </table:table-cell>
          <table:table-cell office:value-type="string">
            <text:p>6.628952242E-1</text:p>
          </table:table-cell>
        </table:table-row>
        <table:table-row table:style-name="ro1">
          <table:table-cell office:value-type="string">
            <text:p>6.198605842E-1</text:p>
          </table:table-cell>
          <table:table-cell office:value-type="string">
            <text:p>6.627381476E-1</text:p>
          </table:table-cell>
        </table:table-row>
        <table:table-row table:style-name="ro1">
          <table:table-cell office:value-type="string">
            <text:p>6.198371338E-1</text:p>
          </table:table-cell>
          <table:table-cell office:value-type="string">
            <text:p>6.624654859E-1</text:p>
          </table:table-cell>
        </table:table-row>
        <table:table-row table:style-name="ro1">
          <table:table-cell office:value-type="string">
            <text:p>6.198371340E-1</text:p>
          </table:table-cell>
          <table:table-cell office:value-type="string">
            <text:p>6.623418858E-1</text:p>
          </table:table-cell>
        </table:table-row>
        <table:table-row table:style-name="ro1">
          <table:table-cell office:value-type="string">
            <text:p>6.198371338E-1</text:p>
          </table:table-cell>
          <table:table-cell office:value-type="string">
            <text:p>6.614401706E-1</text:p>
          </table:table-cell>
        </table:table-row>
        <table:table-row table:style-name="ro1">
          <table:table-cell office:value-type="string">
            <text:p>6.198371340E-1</text:p>
          </table:table-cell>
          <table:table-cell office:value-type="string">
            <text:p>6.613846310E-1</text:p>
          </table:table-cell>
        </table:table-row>
        <table:table-row table:style-name="ro1">
          <table:table-cell office:value-type="string">
            <text:p>6.198371340E-1</text:p>
          </table:table-cell>
          <table:table-cell office:value-type="string">
            <text:p>6.607118710E-1</text:p>
          </table:table-cell>
        </table:table-row>
        <table:table-row table:style-name="ro1">
          <table:table-cell office:value-type="string">
            <text:p>6.203182236E-1</text:p>
          </table:table-cell>
          <table:table-cell office:value-type="string">
            <text:p>6.585399498E-1</text:p>
          </table:table-cell>
        </table:table-row>
        <table:table-row table:style-name="ro1">
          <table:table-cell office:value-type="string">
            <text:p>6.202653845E-1</text:p>
          </table:table-cell>
          <table:table-cell office:value-type="string">
            <text:p>6.552049777E-1</text:p>
          </table:table-cell>
        </table:table-row>
        <table:table-row table:style-name="ro1">
          <table:table-cell office:value-type="string">
            <text:p>6.202477736E-1</text:p>
          </table:table-cell>
          <table:table-cell office:value-type="string">
            <text:p>6.550220500E-1</text:p>
          </table:table-cell>
        </table:table-row>
        <table:table-row table:style-name="ro1">
          <table:table-cell office:value-type="string">
            <text:p>6.201890774E-1</text:p>
          </table:table-cell>
          <table:table-cell office:value-type="string">
            <text:p>6.548896167E-1</text:p>
          </table:table-cell>
        </table:table-row>
        <table:table-row table:style-name="ro1">
          <table:table-cell office:value-type="string">
            <text:p>6.201597335E-1</text:p>
          </table:table-cell>
          <table:table-cell office:value-type="string">
            <text:p>6.542017719E-1</text:p>
          </table:table-cell>
        </table:table-row>
        <table:table-row table:style-name="ro1">
          <table:table-cell office:value-type="string">
            <text:p>6.201421287E-1</text:p>
          </table:table-cell>
          <table:table-cell office:value-type="string">
            <text:p>6.532242223E-1</text:p>
          </table:table-cell>
        </table:table-row>
        <table:table-row table:style-name="ro1">
          <table:table-cell office:value-type="string">
            <text:p>6.201245244E-1</text:p>
          </table:table-cell>
          <table:table-cell office:value-type="string">
            <text:p>6.530596529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536036972E-1</text:p>
          </table:table-cell>
        </table:table-row>
        <table:table-row table:style-name="ro1">
          <table:table-cell office:value-type="string">
            <text:p>6.196437353E-1</text:p>
          </table:table-cell>
          <table:table-cell office:value-type="string">
            <text:p>6.524706697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517897650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514475117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511594445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516093416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524980302E-1</text:p>
          </table:table-cell>
        </table:table-row>
        <table:table-row table:style-name="ro1">
          <table:table-cell office:value-type="string">
            <text:p>6.196613118E-1</text:p>
          </table:table-cell>
          <table:table-cell office:value-type="string">
            <text:p>6.534472767E-1</text:p>
          </table:table-cell>
        </table:table-row>
        <table:table-row table:style-name="ro1">
          <table:table-cell office:value-type="string">
            <text:p>6.196847490E-1</text:p>
          </table:table-cell>
          <table:table-cell office:value-type="string">
            <text:p>6.544140175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6.548325229E-1</text:p>
          </table:table-cell>
        </table:table-row>
        <table:table-row table:style-name="ro1">
          <table:table-cell office:value-type="string">
            <text:p>6.197316287E-1</text:p>
          </table:table-cell>
          <table:table-cell office:value-type="string">
            <text:p>6.558830212E-1</text:p>
          </table:table-cell>
        </table:table-row>
        <table:table-row table:style-name="ro1">
          <table:table-cell office:value-type="string">
            <text:p>6.197609321E-1</text:p>
          </table:table-cell>
          <table:table-cell office:value-type="string">
            <text:p>6.569435369E-1</text:p>
          </table:table-cell>
        </table:table-row>
        <table:table-row table:style-name="ro1">
          <table:table-cell office:value-type="string">
            <text:p>6.197902381E-1</text:p>
          </table:table-cell>
          <table:table-cell office:value-type="string">
            <text:p>6.575666882E-1</text:p>
          </table:table-cell>
        </table:table-row>
        <table:table-row table:style-name="ro1">
          <table:table-cell office:value-type="string">
            <text:p>6.198078232E-1</text:p>
          </table:table-cell>
          <table:table-cell office:value-type="string">
            <text:p>6.577726563E-1</text:p>
          </table:table-cell>
        </table:table-row>
        <table:table-row table:style-name="ro1">
          <table:table-cell office:value-type="string">
            <text:p>6.198078232E-1</text:p>
          </table:table-cell>
          <table:table-cell office:value-type="string">
            <text:p>6.578928521E-1</text:p>
          </table:table-cell>
        </table:table-row>
        <table:table-row table:style-name="ro1">
          <table:table-cell office:value-type="string">
            <text:p>6.198136852E-1</text:p>
          </table:table-cell>
          <table:table-cell office:value-type="string">
            <text:p>6.579072447E-1</text:p>
          </table:table-cell>
        </table:table-row>
        <table:table-row table:style-name="ro1">
          <table:table-cell office:value-type="string">
            <text:p>6.198429963E-1</text:p>
          </table:table-cell>
          <table:table-cell office:value-type="string">
            <text:p>6.579773659E-1</text:p>
          </table:table-cell>
        </table:table-row>
        <table:table-row table:style-name="ro1">
          <table:table-cell office:value-type="string">
            <text:p>6.198312714E-1</text:p>
          </table:table-cell>
          <table:table-cell office:value-type="string">
            <text:p>6.584965823E-1</text:p>
          </table:table-cell>
        </table:table-row>
        <table:table-row table:style-name="ro1">
          <table:table-cell office:value-type="string">
            <text:p>6.198605844E-1</text:p>
          </table:table-cell>
          <table:table-cell office:value-type="string">
            <text:p>6.601417383E-1</text:p>
          </table:table-cell>
        </table:table-row>
        <table:table-row table:style-name="ro1">
          <table:table-cell office:value-type="string">
            <text:p>6.198664472E-1</text:p>
          </table:table-cell>
          <table:table-cell office:value-type="string">
            <text:p>6.615054622E-1</text:p>
          </table:table-cell>
        </table:table-row>
        <table:table-row table:style-name="ro1">
          <table:table-cell office:value-type="string">
            <text:p>6.198429963E-1</text:p>
          </table:table-cell>
          <table:table-cell office:value-type="string">
            <text:p>6.627886196E-1</text:p>
          </table:table-cell>
        </table:table-row>
        <table:table-row table:style-name="ro1">
          <table:table-cell office:value-type="string">
            <text:p>6.198371340E-1</text:p>
          </table:table-cell>
          <table:table-cell office:value-type="string">
            <text:p>6.634118171E-1</text:p>
          </table:table-cell>
        </table:table-row>
        <table:table-row table:style-name="ro1">
          <table:table-cell office:value-type="string">
            <text:p>6.198429963E-1</text:p>
          </table:table-cell>
          <table:table-cell office:value-type="string">
            <text:p>6.630144238E-1</text:p>
          </table:table-cell>
        </table:table-row>
        <table:table-row table:style-name="ro1">
          <table:table-cell office:value-type="string">
            <text:p>6.198429963E-1</text:p>
          </table:table-cell>
          <table:table-cell office:value-type="string">
            <text:p>6.630144238E-1</text:p>
          </table:table-cell>
        </table:table-row>
        <table:table-row table:style-name="ro1">
          <table:table-cell office:value-type="string">
            <text:p>6.203006096E-1</text:p>
          </table:table-cell>
          <table:table-cell office:value-type="string">
            <text:p>6.603442014E-1</text:p>
          </table:table-cell>
        </table:table-row>
        <table:table-row table:style-name="ro1">
          <table:table-cell office:value-type="string">
            <text:p>6.202771258E-1</text:p>
          </table:table-cell>
          <table:table-cell office:value-type="string">
            <text:p>6.581340577E-1</text:p>
          </table:table-cell>
        </table:table-row>
        <table:table-row table:style-name="ro1">
          <table:table-cell office:value-type="string">
            <text:p>6.202477736E-1</text:p>
          </table:table-cell>
          <table:table-cell office:value-type="string">
            <text:p>6.581982618E-1</text:p>
          </table:table-cell>
        </table:table-row>
        <table:table-row table:style-name="ro1">
          <table:table-cell office:value-type="string">
            <text:p>6.202242937E-1</text:p>
          </table:table-cell>
          <table:table-cell office:value-type="string">
            <text:p>6.582934499E-1</text:p>
          </table:table-cell>
        </table:table-row>
        <table:table-row table:style-name="ro1">
          <table:table-cell office:value-type="string">
            <text:p>6.163047669E-1</text:p>
          </table:table-cell>
          <table:table-cell office:value-type="string">
            <text:p>6.529987296E-1</text:p>
          </table:table-cell>
        </table:table-row>
        <table:table-row table:style-name="ro1">
          <table:table-cell office:value-type="string">
            <text:p>6.162699942E-1</text:p>
          </table:table-cell>
          <table:table-cell office:value-type="string">
            <text:p>6.529375933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539804477E-1</text:p>
          </table:table-cell>
        </table:table-row>
        <table:table-row table:style-name="ro1">
          <table:table-cell office:value-type="string">
            <text:p>6.157893747E-1</text:p>
          </table:table-cell>
          <table:table-cell office:value-type="string">
            <text:p>6.534852251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510894082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6.407096693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386048615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6.380832066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6.368133662E-1</text:p>
          </table:table-cell>
        </table:table-row>
        <table:table-row table:style-name="ro1">
          <table:table-cell office:value-type="string">
            <text:p>6.196495938E-1</text:p>
          </table:table-cell>
          <table:table-cell office:value-type="string">
            <text:p>6.339531250E-1</text:p>
          </table:table-cell>
        </table:table-row>
        <table:table-row table:style-name="ro1">
          <table:table-cell office:value-type="string">
            <text:p>6.158356669E-1</text:p>
          </table:table-cell>
          <table:table-cell office:value-type="string">
            <text:p>6.386560672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6.385575845E-1</text:p>
          </table:table-cell>
        </table:table-row>
        <table:table-row table:style-name="ro1">
          <table:table-cell office:value-type="string">
            <text:p>6.158472412E-1</text:p>
          </table:table-cell>
          <table:table-cell office:value-type="string">
            <text:p>6.386305076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360302601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356982950E-1</text:p>
          </table:table-cell>
        </table:table-row>
        <table:table-row table:style-name="ro1">
          <table:table-cell office:value-type="string">
            <text:p>6.158298799E-1</text:p>
          </table:table-cell>
          <table:table-cell office:value-type="string">
            <text:p>6.361538330E-1</text:p>
          </table:table-cell>
        </table:table-row>
        <table:table-row table:style-name="ro1">
          <table:table-cell office:value-type="string">
            <text:p>6.158240932E-1</text:p>
          </table:table-cell>
          <table:table-cell office:value-type="string">
            <text:p>6.363259721E-1</text:p>
          </table:table-cell>
        </table:table-row>
        <table:table-row table:style-name="ro1">
          <table:table-cell office:value-type="string">
            <text:p>6.158298799E-1</text:p>
          </table:table-cell>
          <table:table-cell office:value-type="string">
            <text:p>6.375881734E-1</text:p>
          </table:table-cell>
        </table:table-row>
        <table:table-row table:style-name="ro1">
          <table:table-cell office:value-type="string">
            <text:p>6.158298799E-1</text:p>
          </table:table-cell>
          <table:table-cell office:value-type="string">
            <text:p>6.375881734E-1</text:p>
          </table:table-cell>
        </table:table-row>
        <table:table-row table:style-name="ro1">
          <table:table-cell office:value-type="string">
            <text:p>6.158240932E-1</text:p>
          </table:table-cell>
          <table:table-cell office:value-type="string">
            <text:p>6.380623352E-1</text:p>
          </table:table-cell>
        </table:table-row>
        <table:table-row table:style-name="ro1">
          <table:table-cell office:value-type="string">
            <text:p>6.196906086E-1</text:p>
          </table:table-cell>
          <table:table-cell office:value-type="string">
            <text:p>6.317955931E-1</text:p>
          </table:table-cell>
        </table:table-row>
        <table:table-row table:style-name="ro1">
          <table:table-cell office:value-type="string">
            <text:p>6.196906086E-1</text:p>
          </table:table-cell>
          <table:table-cell office:value-type="string">
            <text:p>6.317955931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6.335566863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443761370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441384704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448297002E-1</text:p>
          </table:table-cell>
        </table:table-row>
        <table:table-row table:style-name="ro1">
          <table:table-cell office:value-type="string">
            <text:p>6.163395436E-1</text:p>
          </table:table-cell>
          <table:table-cell office:value-type="string">
            <text:p>6.432883659E-1</text:p>
          </table:table-cell>
        </table:table-row>
        <table:table-row table:style-name="ro1">
          <table:table-cell office:value-type="string">
            <text:p>6.163163587E-1</text:p>
          </table:table-cell>
          <table:table-cell office:value-type="string">
            <text:p>6.438411591E-1</text:p>
          </table:table-cell>
        </table:table-row>
        <table:table-row table:style-name="ro1">
          <table:table-cell office:value-type="string">
            <text:p>6.162931756E-1</text:p>
          </table:table-cell>
          <table:table-cell office:value-type="string">
            <text:p>6.324823792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288643932E-1</text:p>
          </table:table-cell>
        </table:table-row>
        <table:table-row table:style-name="ro1">
          <table:table-cell office:value-type="string">
            <text:p>6.157893747E-1</text:p>
          </table:table-cell>
          <table:table-cell office:value-type="string">
            <text:p>6.284306648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221388572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212302111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212868387E-1</text:p>
          </table:table-cell>
        </table:table-row>
        <table:table-row table:style-name="ro1">
          <table:table-cell office:value-type="string">
            <text:p>6.157893747E-1</text:p>
          </table:table-cell>
          <table:table-cell office:value-type="string">
            <text:p>6.206526397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204182632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99954482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191405980E-1</text:p>
          </table:table-cell>
        </table:table-row>
        <table:table-row table:style-name="ro1">
          <table:table-cell office:value-type="string">
            <text:p>6.157951611E-1</text:p>
          </table:table-cell>
          <table:table-cell office:value-type="string">
            <text:p>6.189870449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68762174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66502368E-1</text:p>
          </table:table-cell>
        </table:table-row>
        <table:table-row table:style-name="ro1">
          <table:table-cell office:value-type="string">
            <text:p>6.158009472E-1</text:p>
          </table:table-cell>
          <table:table-cell office:value-type="string">
            <text:p>6.159581920E-1</text:p>
          </table:table-cell>
        </table:table-row>
        <table:table-row table:style-name="ro1">
          <table:table-cell office:value-type="string">
            <text:p>6.158240932E-1</text:p>
          </table:table-cell>
          <table:table-cell office:value-type="string">
            <text:p>6.148377709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6.133588692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84788116E-1</text:p>
          </table:table-cell>
        </table:table-row>
        <table:table-row table:style-name="ro1">
          <table:table-cell office:value-type="string">
            <text:p>6.158472412E-1</text:p>
          </table:table-cell>
          <table:table-cell office:value-type="string">
            <text:p>6.085157970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6.085446510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6.084799098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87599215E-1</text:p>
          </table:table-cell>
        </table:table-row>
        <table:table-row table:style-name="ro1">
          <table:table-cell office:value-type="string">
            <text:p>6.158530281E-1</text:p>
          </table:table-cell>
          <table:table-cell office:value-type="string">
            <text:p>6.080172462E-1</text:p>
          </table:table-cell>
        </table:table-row>
        <table:table-row table:style-name="ro1">
          <table:table-cell office:value-type="string">
            <text:p>6.158240932E-1</text:p>
          </table:table-cell>
          <table:table-cell office:value-type="string">
            <text:p>6.084842183E-1</text:p>
          </table:table-cell>
        </table:table-row>
        <table:table-row table:style-name="ro1">
          <table:table-cell office:value-type="string">
            <text:p>6.158414540E-1</text:p>
          </table:table-cell>
          <table:table-cell office:value-type="string">
            <text:p>6.097451022E-1</text:p>
          </table:table-cell>
        </table:table-row>
        <table:table-row table:style-name="ro1">
          <table:table-cell office:value-type="string">
            <text:p>6.158240930E-1</text:p>
          </table:table-cell>
          <table:table-cell office:value-type="string">
            <text:p>6.081507656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92303144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6.112443065E-1</text:p>
          </table:table-cell>
        </table:table-row>
        <table:table-row table:style-name="ro1">
          <table:table-cell office:value-type="string">
            <text:p>6.158472412E-1</text:p>
          </table:table-cell>
          <table:table-cell office:value-type="string">
            <text:p>6.124490743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6.134291515E-1</text:p>
          </table:table-cell>
        </table:table-row>
        <table:table-row table:style-name="ro1">
          <table:table-cell office:value-type="string">
            <text:p>6.163221546E-1</text:p>
          </table:table-cell>
          <table:table-cell office:value-type="string">
            <text:p>6.133072688E-1</text:p>
          </table:table-cell>
        </table:table-row>
        <table:table-row table:style-name="ro1">
          <table:table-cell office:value-type="string">
            <text:p>6.163047667E-1</text:p>
          </table:table-cell>
          <table:table-cell office:value-type="string">
            <text:p>6.137342485E-1</text:p>
          </table:table-cell>
        </table:table-row>
        <table:table-row table:style-name="ro1">
          <table:table-cell office:value-type="string">
            <text:p>6.158009472E-1</text:p>
          </table:table-cell>
          <table:table-cell office:value-type="string">
            <text:p>6.143618447E-1</text:p>
          </table:table-cell>
        </table:table-row>
        <table:table-row table:style-name="ro1">
          <table:table-cell office:value-type="string">
            <text:p>6.157893747E-1</text:p>
          </table:table-cell>
          <table:table-cell office:value-type="string">
            <text:p>6.144332377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144018723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47719561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62321556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208044688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222984127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222984127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228615903E-1</text:p>
          </table:table-cell>
        </table:table-row>
        <table:table-row table:style-name="ro1">
          <table:table-cell office:value-type="string">
            <text:p>6.158009472E-1</text:p>
          </table:table-cell>
          <table:table-cell office:value-type="string">
            <text:p>6.226168503E-1</text:p>
          </table:table-cell>
        </table:table-row>
        <table:table-row table:style-name="ro1">
          <table:table-cell office:value-type="string">
            <text:p>6.158009470E-1</text:p>
          </table:table-cell>
          <table:table-cell office:value-type="string">
            <text:p>6.220677262E-1</text:p>
          </table:table-cell>
        </table:table-row>
        <table:table-row table:style-name="ro1">
          <table:table-cell office:value-type="string">
            <text:p>6.158125200E-1</text:p>
          </table:table-cell>
          <table:table-cell office:value-type="string">
            <text:p>6.216550091E-1</text:p>
          </table:table-cell>
        </table:table-row>
        <table:table-row table:style-name="ro1">
          <table:table-cell office:value-type="string">
            <text:p>6.158414538E-1</text:p>
          </table:table-cell>
          <table:table-cell office:value-type="string">
            <text:p>6.174193133E-1</text:p>
          </table:table-cell>
        </table:table-row>
        <table:table-row table:style-name="ro1">
          <table:table-cell office:value-type="string">
            <text:p>6.158414540E-1</text:p>
          </table:table-cell>
          <table:table-cell office:value-type="string">
            <text:p>6.134780071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81190654E-1</text:p>
          </table:table-cell>
        </table:table-row>
        <table:table-row table:style-name="ro1">
          <table:table-cell office:value-type="string">
            <text:p>6.158472412E-1</text:p>
          </table:table-cell>
          <table:table-cell office:value-type="string">
            <text:p>6.052841062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52048126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23399604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22834079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14794569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6.012204474E-1</text:p>
          </table:table-cell>
        </table:table-row>
        <table:table-row table:style-name="ro1">
          <table:table-cell office:value-type="string">
            <text:p>6.158240932E-1</text:p>
          </table:table-cell>
          <table:table-cell office:value-type="string">
            <text:p>6.007455149E-1</text:p>
          </table:table-cell>
        </table:table-row>
        <table:table-row table:style-name="ro1">
          <table:table-cell office:value-type="string">
            <text:p>6.158356669E-1</text:p>
          </table:table-cell>
          <table:table-cell office:value-type="string">
            <text:p>6.001438909E-1</text:p>
          </table:table-cell>
        </table:table-row>
        <table:table-row table:style-name="ro1">
          <table:table-cell office:value-type="string">
            <text:p>6.158298801E-1</text:p>
          </table:table-cell>
          <table:table-cell office:value-type="string">
            <text:p>6.000968472E-1</text:p>
          </table:table-cell>
        </table:table-row>
        <table:table-row table:style-name="ro1">
          <table:table-cell office:value-type="string">
            <text:p>6.158183065E-1</text:p>
          </table:table-cell>
          <table:table-cell office:value-type="string">
            <text:p>5.999534527E-1</text:p>
          </table:table-cell>
        </table:table-row>
        <table:table-row table:style-name="ro1">
          <table:table-cell office:value-type="string">
            <text:p>6.158240932E-1</text:p>
          </table:table-cell>
          <table:table-cell office:value-type="string">
            <text:p>6.000128282E-1</text:p>
          </table:table-cell>
        </table:table-row>
        <table:table-row table:style-name="ro1">
          <table:table-cell office:value-type="string">
            <text:p>6.158530283E-1</text:p>
          </table:table-cell>
          <table:table-cell office:value-type="string">
            <text:p>5.983589114E-1</text:p>
          </table:table-cell>
        </table:table-row>
        <table:table-row table:style-name="ro1">
          <table:table-cell office:value-type="string">
            <text:p>6.158472410E-1</text:p>
          </table:table-cell>
          <table:table-cell office:value-type="string">
            <text:p>5.980173493E-1</text:p>
          </table:table-cell>
        </table:table-row>
        <table:table-row table:style-name="ro1">
          <table:table-cell office:value-type="string">
            <text:p>6.158472412E-1</text:p>
          </table:table-cell>
          <table:table-cell office:value-type="string">
            <text:p>5.984771940E-1</text:p>
          </table:table-cell>
        </table:table-row>
        <table:table-row table:style-name="ro1">
          <table:table-cell office:value-type="string">
            <text:p>6.163047669E-1</text:p>
          </table:table-cell>
          <table:table-cell office:value-type="string">
            <text:p>5.964852795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5.987097400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5.995602373E-1</text:p>
          </table:table-cell>
        </table:table-row>
        <table:table-row table:style-name="ro1">
          <table:table-cell office:value-type="string">
            <text:p>6.158009472E-1</text:p>
          </table:table-cell>
          <table:table-cell office:value-type="string">
            <text:p>6.004175770E-1</text:p>
          </table:table-cell>
        </table:table-row>
        <table:table-row table:style-name="ro1">
          <table:table-cell office:value-type="string">
            <text:p>6.158009470E-1</text:p>
          </table:table-cell>
          <table:table-cell office:value-type="string">
            <text:p>6.014112030E-1</text:p>
          </table:table-cell>
        </table:table-row>
        <table:table-row table:style-name="ro1">
          <table:table-cell office:value-type="string">
            <text:p>6.158009472E-1</text:p>
          </table:table-cell>
          <table:table-cell office:value-type="string">
            <text:p>6.026741761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066107498E-1</text:p>
          </table:table-cell>
        </table:table-row>
        <table:table-row table:style-name="ro1">
          <table:table-cell office:value-type="string">
            <text:p>6.157893749E-1</text:p>
          </table:table-cell>
          <table:table-cell office:value-type="string">
            <text:p>6.089753477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12086667E-1</text:p>
          </table:table-cell>
        </table:table-row>
        <table:table-row table:style-name="ro1">
          <table:table-cell office:value-type="string">
            <text:p>6.157893747E-1</text:p>
          </table:table-cell>
          <table:table-cell office:value-type="string">
            <text:p>6.131385561E-1</text:p>
          </table:table-cell>
        </table:table-row>
        <table:table-row table:style-name="ro1">
          <table:table-cell office:value-type="string">
            <text:p>6.157951609E-1</text:p>
          </table:table-cell>
          <table:table-cell office:value-type="string">
            <text:p>6.139841809E-1</text:p>
          </table:table-cell>
        </table:table-row>
        <table:table-row table:style-name="ro1">
          <table:table-cell office:value-type="string">
            <text:p>6.158238642E-1</text:p>
          </table:table-cell>
          <table:table-cell office:value-type="string">
            <text:p>6.151443592E-1</text:p>
          </table:table-cell>
        </table:table-row>
        <table:table-row table:style-name="ro1">
          <table:table-cell office:value-type="string">
            <text:p>6.158527992E-1</text:p>
          </table:table-cell>
          <table:table-cell office:value-type="string">
            <text:p>6.156409844E-1</text:p>
          </table:table-cell>
        </table:table-row>
        <table:table-row table:style-name="ro1">
          <table:table-cell office:value-type="string">
            <text:p>6.158643739E-1</text:p>
          </table:table-cell>
          <table:table-cell office:value-type="string">
            <text:p>6.159321631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161441436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163061966E-1</text:p>
          </table:table-cell>
        </table:table-row>
        <table:table-row table:style-name="ro1">
          <table:table-cell office:value-type="string">
            <text:p>6.158470119E-1</text:p>
          </table:table-cell>
          <table:table-cell office:value-type="string">
            <text:p>6.165310492E-1</text:p>
          </table:table-cell>
        </table:table-row>
        <table:table-row table:style-name="ro1">
          <table:table-cell office:value-type="string">
            <text:p>6.158470119E-1</text:p>
          </table:table-cell>
          <table:table-cell office:value-type="string">
            <text:p>6.167190943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167964901E-1</text:p>
          </table:table-cell>
        </table:table-row>
        <table:table-row table:style-name="ro1">
          <table:table-cell office:value-type="string">
            <text:p>6.158470119E-1</text:p>
          </table:table-cell>
          <table:table-cell office:value-type="string">
            <text:p>6.167726981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166927218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167043324E-1</text:p>
          </table:table-cell>
        </table:table-row>
        <table:table-row table:style-name="ro1">
          <table:table-cell office:value-type="string">
            <text:p>6.158238642E-1</text:p>
          </table:table-cell>
          <table:table-cell office:value-type="string">
            <text:p>6.167358930E-1</text:p>
          </table:table-cell>
        </table:table-row>
        <table:table-row table:style-name="ro1">
          <table:table-cell office:value-type="string">
            <text:p>6.158296508E-1</text:p>
          </table:table-cell>
          <table:table-cell office:value-type="string">
            <text:p>6.166911907E-1</text:p>
          </table:table-cell>
        </table:table-row>
        <table:table-row table:style-name="ro1">
          <table:table-cell office:value-type="string">
            <text:p>6.158585866E-1</text:p>
          </table:table-cell>
          <table:table-cell office:value-type="string">
            <text:p>6.165114783E-1</text:p>
          </table:table-cell>
        </table:table-row>
        <table:table-row table:style-name="ro1">
          <table:table-cell office:value-type="string">
            <text:p>6.158701614E-1</text:p>
          </table:table-cell>
          <table:table-cell office:value-type="string">
            <text:p>6.164768712E-1</text:p>
          </table:table-cell>
        </table:table-row>
        <table:table-row table:style-name="ro1">
          <table:table-cell office:value-type="string">
            <text:p>6.158701614E-1</text:p>
          </table:table-cell>
          <table:table-cell office:value-type="string">
            <text:p>6.164768712E-1</text:p>
          </table:table-cell>
        </table:table-row>
        <table:table-row table:style-name="ro1">
          <table:table-cell office:value-type="string">
            <text:p>6.158643739E-1</text:p>
          </table:table-cell>
          <table:table-cell office:value-type="string">
            <text:p>6.165156631E-1</text:p>
          </table:table-cell>
        </table:table-row>
        <table:table-row table:style-name="ro1">
          <table:table-cell office:value-type="string">
            <text:p>6.163161292E-1</text:p>
          </table:table-cell>
          <table:table-cell office:value-type="string">
            <text:p>6.157416970E-1</text:p>
          </table:table-cell>
        </table:table-row>
        <table:table-row table:style-name="ro1">
          <table:table-cell office:value-type="string">
            <text:p>6.162871507E-1</text:p>
          </table:table-cell>
          <table:table-cell office:value-type="string">
            <text:p>6.161110000E-1</text:p>
          </table:table-cell>
        </table:table-row>
        <table:table-row table:style-name="ro1">
          <table:table-cell office:value-type="string">
            <text:p>6.157891457E-1</text:p>
          </table:table-cell>
          <table:table-cell office:value-type="string">
            <text:p>6.176373291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83444085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93574357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03928148E-1</text:p>
          </table:table-cell>
        </table:table-row>
        <table:table-row table:style-name="ro1">
          <table:table-cell office:value-type="string">
            <text:p>6.157891457E-1</text:p>
          </table:table-cell>
          <table:table-cell office:value-type="string">
            <text:p>6.213240551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18887011E-1</text:p>
          </table:table-cell>
        </table:table-row>
        <table:table-row table:style-name="ro1">
          <table:table-cell office:value-type="string">
            <text:p>6.158007182E-1</text:p>
          </table:table-cell>
          <table:table-cell office:value-type="string">
            <text:p>6.217988507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17709586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08475358E-1</text:p>
          </table:table-cell>
        </table:table-row>
        <table:table-row table:style-name="ro1">
          <table:table-cell office:value-type="string">
            <text:p>6.158238642E-1</text:p>
          </table:table-cell>
          <table:table-cell office:value-type="string">
            <text:p>6.206397393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206315586E-1</text:p>
          </table:table-cell>
        </table:table-row>
        <table:table-row table:style-name="ro1">
          <table:table-cell office:value-type="string">
            <text:p>6.158643739E-1</text:p>
          </table:table-cell>
          <table:table-cell office:value-type="string">
            <text:p>6.214643474E-1</text:p>
          </table:table-cell>
        </table:table-row>
        <table:table-row table:style-name="ro1">
          <table:table-cell office:value-type="string">
            <text:p>6.158701615E-1</text:p>
          </table:table-cell>
          <table:table-cell office:value-type="string">
            <text:p>6.226459582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250984421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255192714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257431121E-1</text:p>
          </table:table-cell>
        </table:table-row>
        <table:table-row table:style-name="ro1">
          <table:table-cell office:value-type="string">
            <text:p>6.158470119E-1</text:p>
          </table:table-cell>
          <table:table-cell office:value-type="string">
            <text:p>6.255649488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255238753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256554657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256485157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256422352E-1</text:p>
          </table:table-cell>
        </table:table-row>
        <table:table-row table:style-name="ro1">
          <table:table-cell office:value-type="string">
            <text:p>6.158180776E-1</text:p>
          </table:table-cell>
          <table:table-cell office:value-type="string">
            <text:p>6.257310056E-1</text:p>
          </table:table-cell>
        </table:table-row>
        <table:table-row table:style-name="ro1">
          <table:table-cell office:value-type="string">
            <text:p>6.158180776E-1</text:p>
          </table:table-cell>
          <table:table-cell office:value-type="string">
            <text:p>6.255415634E-1</text:p>
          </table:table-cell>
        </table:table-row>
        <table:table-row table:style-name="ro1">
          <table:table-cell office:value-type="string">
            <text:p>6.158412247E-1</text:p>
          </table:table-cell>
          <table:table-cell office:value-type="string">
            <text:p>6.251665662E-1</text:p>
          </table:table-cell>
        </table:table-row>
        <table:table-row table:style-name="ro1">
          <table:table-cell office:value-type="string">
            <text:p>6.158470121E-1</text:p>
          </table:table-cell>
          <table:table-cell office:value-type="string">
            <text:p>6.247586790E-1</text:p>
          </table:table-cell>
        </table:table-row>
        <table:table-row table:style-name="ro1">
          <table:table-cell office:value-type="string">
            <text:p>6.163277214E-1</text:p>
          </table:table-cell>
          <table:table-cell office:value-type="string">
            <text:p>6.235442440E-1</text:p>
          </table:table-cell>
        </table:table-row>
        <table:table-row table:style-name="ro1">
          <table:table-cell office:value-type="string">
            <text:p>6.162987417E-1</text:p>
          </table:table-cell>
          <table:table-cell office:value-type="string">
            <text:p>6.232146322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17918396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04079328E-1</text:p>
          </table:table-cell>
        </table:table-row>
        <table:table-row table:style-name="ro1">
          <table:table-cell office:value-type="string">
            <text:p>6.157949321E-1</text:p>
          </table:table-cell>
          <table:table-cell office:value-type="string">
            <text:p>6.187738314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61060728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37615466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12201069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12201069E-1</text:p>
          </table:table-cell>
        </table:table-row>
        <table:table-row table:style-name="ro1">
          <table:table-cell office:value-type="string">
            <text:p>6.158296508E-1</text:p>
          </table:table-cell>
          <table:table-cell office:value-type="string">
            <text:p>6.117712402E-1</text:p>
          </table:table-cell>
        </table:table-row>
        <table:table-row table:style-name="ro1">
          <table:table-cell office:value-type="string">
            <text:p>6.158470119E-1</text:p>
          </table:table-cell>
          <table:table-cell office:value-type="string">
            <text:p>6.122191858E-1</text:p>
          </table:table-cell>
        </table:table-row>
        <table:table-row table:style-name="ro1">
          <table:table-cell office:value-type="string">
            <text:p>6.158759491E-1</text:p>
          </table:table-cell>
          <table:table-cell office:value-type="string">
            <text:p>6.125038035E-1</text:p>
          </table:table-cell>
        </table:table-row>
        <table:table-row table:style-name="ro1">
          <table:table-cell office:value-type="string">
            <text:p>6.159511986E-1</text:p>
          </table:table-cell>
          <table:table-cell office:value-type="string">
            <text:p>6.137792027E-1</text:p>
          </table:table-cell>
        </table:table-row>
        <table:table-row table:style-name="ro1">
          <table:table-cell office:value-type="string">
            <text:p>6.159801454E-1</text:p>
          </table:table-cell>
          <table:table-cell office:value-type="string">
            <text:p>6.149043204E-1</text:p>
          </table:table-cell>
        </table:table-row>
        <table:table-row table:style-name="ro1">
          <table:table-cell office:value-type="string">
            <text:p>6.159801456E-1</text:p>
          </table:table-cell>
          <table:table-cell office:value-type="string">
            <text:p>6.169741870E-1</text:p>
          </table:table-cell>
        </table:table-row>
        <table:table-row table:style-name="ro1">
          <table:table-cell office:value-type="string">
            <text:p>6.159801456E-1</text:p>
          </table:table-cell>
          <table:table-cell office:value-type="string">
            <text:p>6.210258060E-1</text:p>
          </table:table-cell>
        </table:table-row>
        <table:table-row table:style-name="ro1">
          <table:table-cell office:value-type="string">
            <text:p>6.159859352E-1</text:p>
          </table:table-cell>
          <table:table-cell office:value-type="string">
            <text:p>6.237056456E-1</text:p>
          </table:table-cell>
        </table:table-row>
        <table:table-row table:style-name="ro1">
          <table:table-cell office:value-type="string">
            <text:p>6.159685665E-1</text:p>
          </table:table-cell>
          <table:table-cell office:value-type="string">
            <text:p>6.259638541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274274120E-1</text:p>
          </table:table-cell>
        </table:table-row>
        <table:table-row table:style-name="ro1">
          <table:table-cell office:value-type="string">
            <text:p>6.159569878E-1</text:p>
          </table:table-cell>
          <table:table-cell office:value-type="string">
            <text:p>6.285666846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297067425E-1</text:p>
          </table:table-cell>
        </table:table-row>
        <table:table-row table:style-name="ro1">
          <table:table-cell office:value-type="string">
            <text:p>6.159627770E-1</text:p>
          </table:table-cell>
          <table:table-cell office:value-type="string">
            <text:p>6.300674097E-1</text:p>
          </table:table-cell>
        </table:table-row>
        <table:table-row table:style-name="ro1">
          <table:table-cell office:value-type="string">
            <text:p>6.159627770E-1</text:p>
          </table:table-cell>
          <table:table-cell office:value-type="string">
            <text:p>6.303142186E-1</text:p>
          </table:table-cell>
        </table:table-row>
        <table:table-row table:style-name="ro1">
          <table:table-cell office:value-type="string">
            <text:p>6.159627770E-1</text:p>
          </table:table-cell>
          <table:table-cell office:value-type="string">
            <text:p>6.311036032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310746530E-1</text:p>
          </table:table-cell>
        </table:table-row>
        <table:table-row table:style-name="ro1">
          <table:table-cell office:value-type="string">
            <text:p>6.164262726E-1</text:p>
          </table:table-cell>
          <table:table-cell office:value-type="string">
            <text:p>6.298658461E-1</text:p>
          </table:table-cell>
        </table:table-row>
        <table:table-row table:style-name="ro1">
          <table:table-cell office:value-type="string">
            <text:p>6.163914863E-1</text:p>
          </table:table-cell>
          <table:table-cell office:value-type="string">
            <text:p>6.296265443E-1</text:p>
          </table:table-cell>
        </table:table-row>
        <table:table-row table:style-name="ro1">
          <table:table-cell office:value-type="string">
            <text:p>6.163567040E-1</text:p>
          </table:table-cell>
          <table:table-cell office:value-type="string">
            <text:p>6.293737244E-1</text:p>
          </table:table-cell>
        </table:table-row>
        <table:table-row table:style-name="ro1">
          <table:table-cell office:value-type="string">
            <text:p>6.163277214E-1</text:p>
          </table:table-cell>
          <table:table-cell office:value-type="string">
            <text:p>6.289926785E-1</text:p>
          </table:table-cell>
        </table:table-row>
        <table:table-row table:style-name="ro1">
          <table:table-cell office:value-type="string">
            <text:p>6.163103332E-1</text:p>
          </table:table-cell>
          <table:table-cell office:value-type="string">
            <text:p>6.287446443E-1</text:p>
          </table:table-cell>
        </table:table-row>
        <table:table-row table:style-name="ro1">
          <table:table-cell office:value-type="string">
            <text:p>6.162871507E-1</text:p>
          </table:table-cell>
          <table:table-cell office:value-type="string">
            <text:p>6.277346346E-1</text:p>
          </table:table-cell>
        </table:table-row>
        <table:table-row table:style-name="ro1">
          <table:table-cell office:value-type="string">
            <text:p>6.162871507E-1</text:p>
          </table:table-cell>
          <table:table-cell office:value-type="string">
            <text:p>6.263743752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56464928E-1</text:p>
          </table:table-cell>
        </table:table-row>
        <table:table-row table:style-name="ro1">
          <table:table-cell office:value-type="string">
            <text:p>6.158007180E-1</text:p>
          </table:table-cell>
          <table:table-cell office:value-type="string">
            <text:p>6.239429664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216200427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87291096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59086695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39189812E-1</text:p>
          </table:table-cell>
        </table:table-row>
        <table:table-row table:style-name="ro1">
          <table:table-cell office:value-type="string">
            <text:p>6.157949319E-1</text:p>
          </table:table-cell>
          <table:table-cell office:value-type="string">
            <text:p>6.127423005E-1</text:p>
          </table:table-cell>
        </table:table-row>
        <table:table-row table:style-name="ro1">
          <table:table-cell office:value-type="string">
            <text:p>6.158007182E-1</text:p>
          </table:table-cell>
          <table:table-cell office:value-type="string">
            <text:p>6.122673698E-1</text:p>
          </table:table-cell>
        </table:table-row>
        <table:table-row table:style-name="ro1">
          <table:table-cell office:value-type="string">
            <text:p>6.158180774E-1</text:p>
          </table:table-cell>
          <table:table-cell office:value-type="string">
            <text:p>6.114612518E-1</text:p>
          </table:table-cell>
        </table:table-row>
        <table:table-row table:style-name="ro1">
          <table:table-cell office:value-type="string">
            <text:p>6.158412249E-1</text:p>
          </table:table-cell>
          <table:table-cell office:value-type="string">
            <text:p>6.108633280E-1</text:p>
          </table:table-cell>
        </table:table-row>
        <table:table-row table:style-name="ro1">
          <table:table-cell office:value-type="string">
            <text:p>6.158701614E-1</text:p>
          </table:table-cell>
          <table:table-cell office:value-type="string">
            <text:p>6.102881379E-1</text:p>
          </table:table-cell>
        </table:table-row>
        <table:table-row table:style-name="ro1">
          <table:table-cell office:value-type="string">
            <text:p>6.158875247E-1</text:p>
          </table:table-cell>
          <table:table-cell office:value-type="string">
            <text:p>6.101940724E-1</text:p>
          </table:table-cell>
        </table:table-row>
        <table:table-row table:style-name="ro1">
          <table:table-cell office:value-type="string">
            <text:p>6.159106772E-1</text:p>
          </table:table-cell>
          <table:table-cell office:value-type="string">
            <text:p>6.100858142E-1</text:p>
          </table:table-cell>
        </table:table-row>
        <table:table-row table:style-name="ro1">
          <table:table-cell office:value-type="string">
            <text:p>6.159338316E-1</text:p>
          </table:table-cell>
          <table:table-cell office:value-type="string">
            <text:p>6.102527124E-1</text:p>
          </table:table-cell>
        </table:table-row>
        <table:table-row table:style-name="ro1">
          <table:table-cell office:value-type="string">
            <text:p>6.159338316E-1</text:p>
          </table:table-cell>
          <table:table-cell office:value-type="string">
            <text:p>6.109116168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110512605E-1</text:p>
          </table:table-cell>
        </table:table-row>
        <table:table-row table:style-name="ro1">
          <table:table-cell office:value-type="string">
            <text:p>6.159743559E-1</text:p>
          </table:table-cell>
          <table:table-cell office:value-type="string">
            <text:p>6.113457072E-1</text:p>
          </table:table-cell>
        </table:table-row>
        <table:table-row table:style-name="ro1">
          <table:table-cell office:value-type="string">
            <text:p>6.159685663E-1</text:p>
          </table:table-cell>
          <table:table-cell office:value-type="string">
            <text:p>6.121774779E-1</text:p>
          </table:table-cell>
        </table:table-row>
        <table:table-row table:style-name="ro1">
          <table:table-cell office:value-type="string">
            <text:p>6.159859354E-1</text:p>
          </table:table-cell>
          <table:table-cell office:value-type="string">
            <text:p>6.126953941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137761775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144067649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145688937E-1</text:p>
          </table:table-cell>
        </table:table-row>
        <table:table-row table:style-name="ro1">
          <table:table-cell office:value-type="string">
            <text:p>6.159569876E-1</text:p>
          </table:table-cell>
          <table:table-cell office:value-type="string">
            <text:p>6.147733555E-1</text:p>
          </table:table-cell>
        </table:table-row>
        <table:table-row table:style-name="ro1">
          <table:table-cell office:value-type="string">
            <text:p>6.159627770E-1</text:p>
          </table:table-cell>
          <table:table-cell office:value-type="string">
            <text:p>6.161122758E-1</text:p>
          </table:table-cell>
        </table:table-row>
        <table:table-row table:style-name="ro1">
          <table:table-cell office:value-type="string">
            <text:p>6.159569878E-1</text:p>
          </table:table-cell>
          <table:table-cell office:value-type="string">
            <text:p>6.181541866E-1</text:p>
          </table:table-cell>
        </table:table-row>
        <table:table-row table:style-name="ro1">
          <table:table-cell office:value-type="string">
            <text:p>6.164378689E-1</text:p>
          </table:table-cell>
          <table:table-cell office:value-type="string">
            <text:p>6.190450744E-1</text:p>
          </table:table-cell>
        </table:table-row>
        <table:table-row table:style-name="ro1">
          <table:table-cell office:value-type="string">
            <text:p>6.164204747E-1</text:p>
          </table:table-cell>
          <table:table-cell office:value-type="string">
            <text:p>6.203314553E-1</text:p>
          </table:table-cell>
        </table:table-row>
        <table:table-row table:style-name="ro1">
          <table:table-cell office:value-type="string">
            <text:p>6.163393140E-1</text:p>
          </table:table-cell>
          <table:table-cell office:value-type="string">
            <text:p>6.196003594E-1</text:p>
          </table:table-cell>
        </table:table-row>
        <table:table-row table:style-name="ro1">
          <table:table-cell office:value-type="string">
            <text:p>6.163103334E-1</text:p>
          </table:table-cell>
          <table:table-cell office:value-type="string">
            <text:p>6.191484587E-1</text:p>
          </table:table-cell>
        </table:table-row>
        <table:table-row table:style-name="ro1">
          <table:table-cell office:value-type="string">
            <text:p>6.201595012E-1</text:p>
          </table:table-cell>
          <table:table-cell office:value-type="string">
            <text:p>6.108850809E-1</text:p>
          </table:table-cell>
        </table:table-row>
        <table:table-row table:style-name="ro1">
          <table:table-cell office:value-type="string">
            <text:p>6.201360282E-1</text:p>
          </table:table-cell>
          <table:table-cell office:value-type="string">
            <text:p>6.102149263E-1</text:p>
          </table:table-cell>
        </table:table-row>
        <table:table-row table:style-name="ro1">
          <table:table-cell office:value-type="string">
            <text:p>6.196376444E-1</text:p>
          </table:table-cell>
          <table:table-cell office:value-type="string">
            <text:p>6.080938151E-1</text:p>
          </table:table-cell>
        </table:table-row>
        <table:table-row table:style-name="ro1">
          <table:table-cell office:value-type="string">
            <text:p>6.196435032E-1</text:p>
          </table:table-cell>
          <table:table-cell office:value-type="string">
            <text:p>6.063342362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6.040702124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6.021620214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5.969672094E-1</text:p>
          </table:table-cell>
        </table:table-row>
        <table:table-row table:style-name="ro1">
          <table:table-cell office:value-type="string">
            <text:p>6.196376444E-1</text:p>
          </table:table-cell>
          <table:table-cell office:value-type="string">
            <text:p>5.956566531E-1</text:p>
          </table:table-cell>
        </table:table-row>
        <table:table-row table:style-name="ro1">
          <table:table-cell office:value-type="string">
            <text:p>6.196552210E-1</text:p>
          </table:table-cell>
          <table:table-cell office:value-type="string">
            <text:p>5.945155416E-1</text:p>
          </table:table-cell>
        </table:table-row>
        <table:table-row table:style-name="ro1">
          <table:table-cell office:value-type="string">
            <text:p>6.196727982E-1</text:p>
          </table:table-cell>
          <table:table-cell office:value-type="string">
            <text:p>5.934890609E-1</text:p>
          </table:table-cell>
        </table:table-row>
        <table:table-row table:style-name="ro1">
          <table:table-cell office:value-type="string">
            <text:p>6.197079561E-1</text:p>
          </table:table-cell>
          <table:table-cell office:value-type="string">
            <text:p>5.926328006E-1</text:p>
          </table:table-cell>
        </table:table-row>
        <table:table-row table:style-name="ro1">
          <table:table-cell office:value-type="string">
            <text:p>6.197079561E-1</text:p>
          </table:table-cell>
          <table:table-cell office:value-type="string">
            <text:p>5.916303341E-1</text:p>
          </table:table-cell>
        </table:table-row>
        <table:table-row table:style-name="ro1">
          <table:table-cell office:value-type="string">
            <text:p>6.197138160E-1</text:p>
          </table:table-cell>
          <table:table-cell office:value-type="string">
            <text:p>5.916901618E-1</text:p>
          </table:table-cell>
        </table:table-row>
        <table:table-row table:style-name="ro1">
          <table:table-cell office:value-type="string">
            <text:p>6.196845170E-1</text:p>
          </table:table-cell>
          <table:table-cell office:value-type="string">
            <text:p>5.917685188E-1</text:p>
          </table:table-cell>
        </table:table-row>
        <table:table-row table:style-name="ro1">
          <table:table-cell office:value-type="string">
            <text:p>6.196845170E-1</text:p>
          </table:table-cell>
          <table:table-cell office:value-type="string">
            <text:p>5.916697771E-1</text:p>
          </table:table-cell>
        </table:table-row>
        <table:table-row table:style-name="ro1">
          <table:table-cell office:value-type="string">
            <text:p>6.196962362E-1</text:p>
          </table:table-cell>
          <table:table-cell office:value-type="string">
            <text:p>5.917949363E-1</text:p>
          </table:table-cell>
        </table:table-row>
        <table:table-row table:style-name="ro1">
          <table:table-cell office:value-type="string">
            <text:p>6.197079559E-1</text:p>
          </table:table-cell>
          <table:table-cell office:value-type="string">
            <text:p>5.898397793E-1</text:p>
          </table:table-cell>
        </table:table-row>
        <table:table-row table:style-name="ro1">
          <table:table-cell office:value-type="string">
            <text:p>6.197372573E-1</text:p>
          </table:table-cell>
          <table:table-cell office:value-type="string">
            <text:p>5.881042035E-1</text:p>
          </table:table-cell>
        </table:table-row>
        <table:table-row table:style-name="ro1">
          <table:table-cell office:value-type="string">
            <text:p>6.197313967E-1</text:p>
          </table:table-cell>
          <table:table-cell office:value-type="string">
            <text:p>5.878052010E-1</text:p>
          </table:table-cell>
        </table:table-row>
        <table:table-row table:style-name="ro1">
          <table:table-cell office:value-type="string">
            <text:p>6.197079559E-1</text:p>
          </table:table-cell>
          <table:table-cell office:value-type="string">
            <text:p>5.879896879E-1</text:p>
          </table:table-cell>
        </table:table-row>
        <table:table-row table:style-name="ro1">
          <table:table-cell office:value-type="string">
            <text:p>6.197079561E-1</text:p>
          </table:table-cell>
          <table:table-cell office:value-type="string">
            <text:p>5.893364118E-1</text:p>
          </table:table-cell>
        </table:table-row>
        <table:table-row table:style-name="ro1">
          <table:table-cell office:value-type="string">
            <text:p>6.197020961E-1</text:p>
          </table:table-cell>
          <table:table-cell office:value-type="string">
            <text:p>5.907103638E-1</text:p>
          </table:table-cell>
        </table:table-row>
        <table:table-row table:style-name="ro1">
          <table:table-cell office:value-type="string">
            <text:p>6.197138160E-1</text:p>
          </table:table-cell>
          <table:table-cell office:value-type="string">
            <text:p>5.924508159E-1</text:p>
          </table:table-cell>
        </table:table-row>
        <table:table-row table:style-name="ro1">
          <table:table-cell office:value-type="string">
            <text:p>6.202064528E-1</text:p>
          </table:table-cell>
          <table:table-cell office:value-type="string">
            <text:p>5.933150303E-1</text:p>
          </table:table-cell>
        </table:table-row>
        <table:table-row table:style-name="ro1">
          <table:table-cell office:value-type="string">
            <text:p>6.201771071E-1</text:p>
          </table:table-cell>
          <table:table-cell office:value-type="string">
            <text:p>5.947571349E-1</text:p>
          </table:table-cell>
        </table:table-row>
        <table:table-row table:style-name="ro1">
          <table:table-cell office:value-type="string">
            <text:p>6.196317859E-1</text:p>
          </table:table-cell>
          <table:table-cell office:value-type="string">
            <text:p>5.970828158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5.976593265E-1</text:p>
          </table:table-cell>
        </table:table-row>
        <table:table-row table:style-name="ro1">
          <table:table-cell office:value-type="string">
            <text:p>6.196317859E-1</text:p>
          </table:table-cell>
          <table:table-cell office:value-type="string">
            <text:p>5.970214543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5.956607252E-1</text:p>
          </table:table-cell>
        </table:table-row>
        <table:table-row table:style-name="ro1">
          <table:table-cell office:value-type="string">
            <text:p>6.196376444E-1</text:p>
          </table:table-cell>
          <table:table-cell office:value-type="string">
            <text:p>5.945860331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5.948582221E-1</text:p>
          </table:table-cell>
        </table:table-row>
        <table:table-row table:style-name="ro1">
          <table:table-cell office:value-type="string">
            <text:p>6.196376446E-1</text:p>
          </table:table-cell>
          <table:table-cell office:value-type="string">
            <text:p>5.951563466E-1</text:p>
          </table:table-cell>
        </table:table-row>
        <table:table-row table:style-name="ro1">
          <table:table-cell office:value-type="string">
            <text:p>6.196435032E-1</text:p>
          </table:table-cell>
          <table:table-cell office:value-type="string">
            <text:p>5.954874366E-1</text:p>
          </table:table-cell>
        </table:table-row>
        <table:table-row table:style-name="ro1">
          <table:table-cell office:value-type="string">
            <text:p>6.196495939E-1</text:p>
          </table:table-cell>
          <table:table-cell office:value-type="string">
            <text:p>5.957018275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958992935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5.956743097E-1</text:p>
          </table:table-cell>
        </table:table-row>
        <table:table-row table:style-name="ro1">
          <table:table-cell office:value-type="string">
            <text:p>6.196495939E-1</text:p>
          </table:table-cell>
          <table:table-cell office:value-type="string">
            <text:p>5.949796226E-1</text:p>
          </table:table-cell>
        </table:table-row>
        <table:table-row table:style-name="ro1">
          <table:table-cell office:value-type="string">
            <text:p>6.196964682E-1</text:p>
          </table:table-cell>
          <table:table-cell office:value-type="string">
            <text:p>5.941056158E-1</text:p>
          </table:table-cell>
        </table:table-row>
        <table:table-row table:style-name="ro1">
          <table:table-cell office:value-type="string">
            <text:p>6.197081880E-1</text:p>
          </table:table-cell>
          <table:table-cell office:value-type="string">
            <text:p>5.939693439E-1</text:p>
          </table:table-cell>
        </table:table-row>
        <table:table-row table:style-name="ro1">
          <table:table-cell office:value-type="string">
            <text:p>6.197081880E-1</text:p>
          </table:table-cell>
          <table:table-cell office:value-type="string">
            <text:p>5.939554894E-1</text:p>
          </table:table-cell>
        </table:table-row>
        <table:table-row table:style-name="ro1">
          <table:table-cell office:value-type="string">
            <text:p>6.197081878E-1</text:p>
          </table:table-cell>
          <table:table-cell office:value-type="string">
            <text:p>5.939515395E-1</text:p>
          </table:table-cell>
        </table:table-row>
        <table:table-row table:style-name="ro1">
          <table:table-cell office:value-type="string">
            <text:p>6.197081878E-1</text:p>
          </table:table-cell>
          <table:table-cell office:value-type="string">
            <text:p>5.938319307E-1</text:p>
          </table:table-cell>
        </table:table-row>
        <table:table-row table:style-name="ro1">
          <table:table-cell office:value-type="string">
            <text:p>6.196788896E-1</text:p>
          </table:table-cell>
          <table:table-cell office:value-type="string">
            <text:p>5.935362131E-1</text:p>
          </table:table-cell>
        </table:table-row>
        <table:table-row table:style-name="ro1">
          <table:table-cell office:value-type="string">
            <text:p>6.196847490E-1</text:p>
          </table:table-cell>
          <table:table-cell office:value-type="string">
            <text:p>5.920048260E-1</text:p>
          </table:table-cell>
        </table:table-row>
        <table:table-row table:style-name="ro1">
          <table:table-cell office:value-type="string">
            <text:p>6.197081880E-1</text:p>
          </table:table-cell>
          <table:table-cell office:value-type="string">
            <text:p>5.914627999E-1</text:p>
          </table:table-cell>
        </table:table-row>
        <table:table-row table:style-name="ro1">
          <table:table-cell office:value-type="string">
            <text:p>6.196964684E-1</text:p>
          </table:table-cell>
          <table:table-cell office:value-type="string">
            <text:p>5.899675927E-1</text:p>
          </table:table-cell>
        </table:table-row>
        <table:table-row table:style-name="ro1">
          <table:table-cell office:value-type="string">
            <text:p>6.196964684E-1</text:p>
          </table:table-cell>
          <table:table-cell office:value-type="string">
            <text:p>5.899675927E-1</text:p>
          </table:table-cell>
        </table:table-row>
        <table:table-row table:style-name="ro1">
          <table:table-cell office:value-type="string">
            <text:p>6.197257683E-1</text:p>
          </table:table-cell>
          <table:table-cell office:value-type="string">
            <text:p>5.873732037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859607643E-1</text:p>
          </table:table-cell>
        </table:table-row>
        <table:table-row table:style-name="ro1">
          <table:table-cell office:value-type="string">
            <text:p>6.197081880E-1</text:p>
          </table:table-cell>
          <table:table-cell office:value-type="string">
            <text:p>5.852997361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847394773E-1</text:p>
          </table:table-cell>
        </table:table-row>
        <table:table-row table:style-name="ro1">
          <table:table-cell office:value-type="string">
            <text:p>6.201890774E-1</text:p>
          </table:table-cell>
          <table:table-cell office:value-type="string">
            <text:p>5.842192868E-1</text:p>
          </table:table-cell>
        </table:table-row>
        <table:table-row table:style-name="ro1">
          <table:table-cell office:value-type="string">
            <text:p>6.201656022E-1</text:p>
          </table:table-cell>
          <table:table-cell office:value-type="string">
            <text:p>5.847822707E-1</text:p>
          </table:table-cell>
        </table:table-row>
        <table:table-row table:style-name="ro1">
          <table:table-cell office:value-type="string">
            <text:p>6.201303924E-1</text:p>
          </table:table-cell>
          <table:table-cell office:value-type="string">
            <text:p>5.855563474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867201862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870775041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878240903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885848742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897921808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912768550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932735281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959172497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5.960894751E-1</text:p>
          </table:table-cell>
        </table:table-row>
        <table:table-row table:style-name="ro1">
          <table:table-cell office:value-type="string">
            <text:p>6.196437351E-1</text:p>
          </table:table-cell>
          <table:table-cell office:value-type="string">
            <text:p>5.961096676E-1</text:p>
          </table:table-cell>
        </table:table-row>
        <table:table-row table:style-name="ro1">
          <table:table-cell office:value-type="string">
            <text:p>6.196906086E-1</text:p>
          </table:table-cell>
          <table:table-cell office:value-type="string">
            <text:p>5.961322503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959094305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956912486E-1</text:p>
          </table:table-cell>
        </table:table-row>
        <table:table-row table:style-name="ro1">
          <table:table-cell office:value-type="string">
            <text:p>6.197081878E-1</text:p>
          </table:table-cell>
          <table:table-cell office:value-type="string">
            <text:p>5.954680000E-1</text:p>
          </table:table-cell>
        </table:table-row>
        <table:table-row table:style-name="ro1">
          <table:table-cell office:value-type="string">
            <text:p>6.197081878E-1</text:p>
          </table:table-cell>
          <table:table-cell office:value-type="string">
            <text:p>5.949339379E-1</text:p>
          </table:table-cell>
        </table:table-row>
        <table:table-row table:style-name="ro1">
          <table:table-cell office:value-type="string">
            <text:p>6.197140481E-1</text:p>
          </table:table-cell>
          <table:table-cell office:value-type="string">
            <text:p>5.939762612E-1</text:p>
          </table:table-cell>
        </table:table-row>
        <table:table-row table:style-name="ro1">
          <table:table-cell office:value-type="string">
            <text:p>6.197081878E-1</text:p>
          </table:table-cell>
          <table:table-cell office:value-type="string">
            <text:p>5.901248039E-1</text:p>
          </table:table-cell>
        </table:table-row>
        <table:table-row table:style-name="ro1">
          <table:table-cell office:value-type="string">
            <text:p>6.197081878E-1</text:p>
          </table:table-cell>
          <table:table-cell office:value-type="string">
            <text:p>5.901248039E-1</text:p>
          </table:table-cell>
        </table:table-row>
        <table:table-row table:style-name="ro1">
          <table:table-cell office:value-type="string">
            <text:p>6.196847490E-1</text:p>
          </table:table-cell>
          <table:table-cell office:value-type="string">
            <text:p>5.880158462E-1</text:p>
          </table:table-cell>
        </table:table-row>
        <table:table-row table:style-name="ro1">
          <table:table-cell office:value-type="string">
            <text:p>6.196847491E-1</text:p>
          </table:table-cell>
          <table:table-cell office:value-type="string">
            <text:p>5.855885064E-1</text:p>
          </table:table-cell>
        </table:table-row>
        <table:table-row table:style-name="ro1">
          <table:table-cell office:value-type="string">
            <text:p>6.236297199E-1</text:p>
          </table:table-cell>
          <table:table-cell office:value-type="string">
            <text:p>5.761810159E-1</text:p>
          </table:table-cell>
        </table:table-row>
        <table:table-row table:style-name="ro1">
          <table:table-cell office:value-type="string">
            <text:p>6.236237855E-1</text:p>
          </table:table-cell>
          <table:table-cell office:value-type="string">
            <text:p>5.718391030E-1</text:p>
          </table:table-cell>
        </table:table-row>
        <table:table-row table:style-name="ro1">
          <table:table-cell office:value-type="string">
            <text:p>6.236297199E-1</text:p>
          </table:table-cell>
          <table:table-cell office:value-type="string">
            <text:p>5.705809181E-1</text:p>
          </table:table-cell>
        </table:table-row>
        <table:table-row table:style-name="ro1">
          <table:table-cell office:value-type="string">
            <text:p>6.236534581E-1</text:p>
          </table:table-cell>
          <table:table-cell office:value-type="string">
            <text:p>5.698714386E-1</text:p>
          </table:table-cell>
        </table:table-row>
        <table:table-row table:style-name="ro1">
          <table:table-cell office:value-type="string">
            <text:p>6.236297199E-1</text:p>
          </table:table-cell>
          <table:table-cell office:value-type="string">
            <text:p>5.692979722E-1</text:p>
          </table:table-cell>
        </table:table-row>
        <table:table-row table:style-name="ro1">
          <table:table-cell office:value-type="string">
            <text:p>6.241226608E-1</text:p>
          </table:table-cell>
          <table:table-cell office:value-type="string">
            <text:p>5.687072949E-1</text:p>
          </table:table-cell>
        </table:table-row>
        <table:table-row table:style-name="ro1">
          <table:table-cell office:value-type="string">
            <text:p>6.240870003E-1</text:p>
          </table:table-cell>
          <table:table-cell office:value-type="string">
            <text:p>5.685195147E-1</text:p>
          </table:table-cell>
        </table:table-row>
        <table:table-row table:style-name="ro1">
          <table:table-cell office:value-type="string">
            <text:p>6.201421285E-1</text:p>
          </table:table-cell>
          <table:table-cell office:value-type="string">
            <text:p>5.751809721E-1</text:p>
          </table:table-cell>
        </table:table-row>
        <table:table-row table:style-name="ro1">
          <table:table-cell office:value-type="string">
            <text:p>6.240394594E-1</text:p>
          </table:table-cell>
          <table:table-cell office:value-type="string">
            <text:p>5.666743344E-1</text:p>
          </table:table-cell>
        </table:table-row>
        <table:table-row table:style-name="ro1">
          <table:table-cell office:value-type="string">
            <text:p>6.235229198E-1</text:p>
          </table:table-cell>
          <table:table-cell office:value-type="string">
            <text:p>5.641850087E-1</text:p>
          </table:table-cell>
        </table:table-row>
        <table:table-row table:style-name="ro1">
          <table:table-cell office:value-type="string">
            <text:p>6.235229196E-1</text:p>
          </table:table-cell>
          <table:table-cell office:value-type="string">
            <text:p>5.626241504E-1</text:p>
          </table:table-cell>
        </table:table-row>
        <table:table-row table:style-name="ro1">
          <table:table-cell office:value-type="string">
            <text:p>6.235288521E-1</text:p>
          </table:table-cell>
          <table:table-cell office:value-type="string">
            <text:p>5.619447779E-1</text:p>
          </table:table-cell>
        </table:table-row>
        <table:table-row table:style-name="ro1">
          <table:table-cell office:value-type="string">
            <text:p>6.235288521E-1</text:p>
          </table:table-cell>
          <table:table-cell office:value-type="string">
            <text:p>5.619447779E-1</text:p>
          </table:table-cell>
        </table:table-row>
        <table:table-row table:style-name="ro1">
          <table:table-cell office:value-type="string">
            <text:p>6.235288521E-1</text:p>
          </table:table-cell>
          <table:table-cell office:value-type="string">
            <text:p>5.644241038E-1</text:p>
          </table:table-cell>
        </table:table-row>
        <table:table-row table:style-name="ro1">
          <table:table-cell office:value-type="string">
            <text:p>6.235288523E-1</text:p>
          </table:table-cell>
          <table:table-cell office:value-type="string">
            <text:p>5.666631536E-1</text:p>
          </table:table-cell>
        </table:table-row>
        <table:table-row table:style-name="ro1">
          <table:table-cell office:value-type="string">
            <text:p>6.274629952E-1</text:p>
          </table:table-cell>
          <table:table-cell office:value-type="string">
            <text:p>5.640059346E-1</text:p>
          </table:table-cell>
        </table:table-row>
        <table:table-row table:style-name="ro1">
          <table:table-cell office:value-type="string">
            <text:p>6.274629952E-1</text:p>
          </table:table-cell>
          <table:table-cell office:value-type="string">
            <text:p>5.640059346E-1</text:p>
          </table:table-cell>
        </table:table-row>
        <table:table-row table:style-name="ro1">
          <table:table-cell office:value-type="string">
            <text:p>6.274870264E-1</text:p>
          </table:table-cell>
          <table:table-cell office:value-type="string">
            <text:p>5.658399019E-1</text:p>
          </table:table-cell>
        </table:table-row>
        <table:table-row table:style-name="ro1">
          <table:table-cell office:value-type="string">
            <text:p>6.275170676E-1</text:p>
          </table:table-cell>
          <table:table-cell office:value-type="string">
            <text:p>5.661423591E-1</text:p>
          </table:table-cell>
        </table:table-row>
        <table:table-row table:style-name="ro1">
          <table:table-cell office:value-type="string">
            <text:p>6.275350939E-1</text:p>
          </table:table-cell>
          <table:table-cell office:value-type="string">
            <text:p>5.665150421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67946935E-1</text:p>
          </table:table-cell>
        </table:table-row>
        <table:table-row table:style-name="ro1">
          <table:table-cell office:value-type="string">
            <text:p>6.275951887E-1</text:p>
          </table:table-cell>
          <table:table-cell office:value-type="string">
            <text:p>5.666993582E-1</text:p>
          </table:table-cell>
        </table:table-row>
        <table:table-row table:style-name="ro1">
          <table:table-cell office:value-type="string">
            <text:p>6.276011991E-1</text:p>
          </table:table-cell>
          <table:table-cell office:value-type="string">
            <text:p>5.666354342E-1</text:p>
          </table:table-cell>
        </table:table-row>
        <table:table-row table:style-name="ro1">
          <table:table-cell office:value-type="string">
            <text:p>6.275891788E-1</text:p>
          </table:table-cell>
          <table:table-cell office:value-type="string">
            <text:p>5.666114179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66641279E-1</text:p>
          </table:table-cell>
        </table:table-row>
        <table:table-row table:style-name="ro1">
          <table:table-cell office:value-type="string">
            <text:p>6.275891790E-1</text:p>
          </table:table-cell>
          <table:table-cell office:value-type="string">
            <text:p>5.667392190E-1</text:p>
          </table:table-cell>
        </table:table-row>
        <table:table-row table:style-name="ro1">
          <table:table-cell office:value-type="string">
            <text:p>6.275891788E-1</text:p>
          </table:table-cell>
          <table:table-cell office:value-type="string">
            <text:p>5.665858347E-1</text:p>
          </table:table-cell>
        </table:table-row>
        <table:table-row table:style-name="ro1">
          <table:table-cell office:value-type="string">
            <text:p>6.276011989E-1</text:p>
          </table:table-cell>
          <table:table-cell office:value-type="string">
            <text:p>5.662363382E-1</text:p>
          </table:table-cell>
        </table:table-row>
        <table:table-row table:style-name="ro1">
          <table:table-cell office:value-type="string">
            <text:p>6.275891788E-1</text:p>
          </table:table-cell>
          <table:table-cell office:value-type="string">
            <text:p>5.660649806E-1</text:p>
          </table:table-cell>
        </table:table-row>
        <table:table-row table:style-name="ro1">
          <table:table-cell office:value-type="string">
            <text:p>6.276011991E-1</text:p>
          </table:table-cell>
          <table:table-cell office:value-type="string">
            <text:p>5.658365306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57346587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54580471E-1</text:p>
          </table:table-cell>
        </table:table-row>
        <table:table-row table:style-name="ro1">
          <table:table-cell office:value-type="string">
            <text:p>6.275891788E-1</text:p>
          </table:table-cell>
          <table:table-cell office:value-type="string">
            <text:p>5.651640646E-1</text:p>
          </table:table-cell>
        </table:table-row>
        <table:table-row table:style-name="ro1">
          <table:table-cell office:value-type="string">
            <text:p>6.280763628E-1</text:p>
          </table:table-cell>
          <table:table-cell office:value-type="string">
            <text:p>5.637843920E-1</text:p>
          </table:table-cell>
        </table:table-row>
        <table:table-row table:style-name="ro1">
          <table:table-cell office:value-type="string">
            <text:p>6.280462678E-1</text:p>
          </table:table-cell>
          <table:table-cell office:value-type="string">
            <text:p>5.631611185E-1</text:p>
          </table:table-cell>
        </table:table-row>
        <table:table-row table:style-name="ro1">
          <table:table-cell office:value-type="string">
            <text:p>6.279921041E-1</text:p>
          </table:table-cell>
          <table:table-cell office:value-type="string">
            <text:p>5.615633490E-1</text:p>
          </table:table-cell>
        </table:table-row>
        <table:table-row table:style-name="ro1">
          <table:table-cell office:value-type="string">
            <text:p>6.274690029E-1</text:p>
          </table:table-cell>
          <table:table-cell office:value-type="string">
            <text:p>5.613261206E-1</text:p>
          </table:table-cell>
        </table:table-row>
        <table:table-row table:style-name="ro1">
          <table:table-cell office:value-type="string">
            <text:p>6.274629952E-1</text:p>
          </table:table-cell>
          <table:table-cell office:value-type="string">
            <text:p>5.594818700E-1</text:p>
          </table:table-cell>
        </table:table-row>
        <table:table-row table:style-name="ro1">
          <table:table-cell office:value-type="string">
            <text:p>6.314531826E-1</text:p>
          </table:table-cell>
          <table:table-cell office:value-type="string">
            <text:p>5.506838659E-1</text:p>
          </table:table-cell>
        </table:table-row>
        <table:table-row table:style-name="ro1">
          <table:table-cell office:value-type="string">
            <text:p>6.314592667E-1</text:p>
          </table:table-cell>
          <table:table-cell office:value-type="string">
            <text:p>5.486164021E-1</text:p>
          </table:table-cell>
        </table:table-row>
        <table:table-row table:style-name="ro1">
          <table:table-cell office:value-type="string">
            <text:p>6.314653511E-1</text:p>
          </table:table-cell>
          <table:table-cell office:value-type="string">
            <text:p>5.488522388E-1</text:p>
          </table:table-cell>
        </table:table-row>
        <table:table-row table:style-name="ro1">
          <table:table-cell office:value-type="string">
            <text:p>6.314531826E-1</text:p>
          </table:table-cell>
          <table:table-cell office:value-type="string">
            <text:p>5.499417267E-1</text:p>
          </table:table-cell>
        </table:table-row>
        <table:table-row table:style-name="ro1">
          <table:table-cell office:value-type="string">
            <text:p>6.314592667E-1</text:p>
          </table:table-cell>
          <table:table-cell office:value-type="string">
            <text:p>5.507668772E-1</text:p>
          </table:table-cell>
        </table:table-row>
        <table:table-row table:style-name="ro1">
          <table:table-cell office:value-type="string">
            <text:p>6.314592669E-1</text:p>
          </table:table-cell>
          <table:table-cell office:value-type="string">
            <text:p>5.511192554E-1</text:p>
          </table:table-cell>
        </table:table-row>
        <table:table-row table:style-name="ro1">
          <table:table-cell office:value-type="string">
            <text:p>6.314653511E-1</text:p>
          </table:table-cell>
          <table:table-cell office:value-type="string">
            <text:p>5.516813000E-1</text:p>
          </table:table-cell>
        </table:table-row>
        <table:table-row table:style-name="ro1">
          <table:table-cell office:value-type="string">
            <text:p>6.315201156E-1</text:p>
          </table:table-cell>
          <table:table-cell office:value-type="string">
            <text:p>5.521246854E-1</text:p>
          </table:table-cell>
        </table:table-row>
        <table:table-row table:style-name="ro1">
          <table:table-cell office:value-type="string">
            <text:p>6.315262010E-1</text:p>
          </table:table-cell>
          <table:table-cell office:value-type="string">
            <text:p>5.524991908E-1</text:p>
          </table:table-cell>
        </table:table-row>
        <table:table-row table:style-name="ro1">
          <table:table-cell office:value-type="string">
            <text:p>6.315505445E-1</text:p>
          </table:table-cell>
          <table:table-cell office:value-type="string">
            <text:p>5.529866135E-1</text:p>
          </table:table-cell>
        </table:table-row>
        <table:table-row table:style-name="ro1">
          <table:table-cell office:value-type="string">
            <text:p>6.315748896E-1</text:p>
          </table:table-cell>
          <table:table-cell office:value-type="string">
            <text:p>5.538977139E-1</text:p>
          </table:table-cell>
        </table:table-row>
        <table:table-row table:style-name="ro1">
          <table:table-cell office:value-type="string">
            <text:p>6.316114110E-1</text:p>
          </table:table-cell>
          <table:table-cell office:value-type="string">
            <text:p>5.553884116E-1</text:p>
          </table:table-cell>
        </table:table-row>
        <table:table-row table:style-name="ro1">
          <table:table-cell office:value-type="string">
            <text:p>6.316114110E-1</text:p>
          </table:table-cell>
          <table:table-cell office:value-type="string">
            <text:p>5.567487976E-1</text:p>
          </table:table-cell>
        </table:table-row>
        <table:table-row table:style-name="ro1">
          <table:table-cell office:value-type="string">
            <text:p>6.316114110E-1</text:p>
          </table:table-cell>
          <table:table-cell office:value-type="string">
            <text:p>5.572431192E-1</text:p>
          </table:table-cell>
        </table:table-row>
        <table:table-row table:style-name="ro1">
          <table:table-cell office:value-type="string">
            <text:p>6.316114108E-1</text:p>
          </table:table-cell>
          <table:table-cell office:value-type="string">
            <text:p>5.575806603E-1</text:p>
          </table:table-cell>
        </table:table-row>
        <table:table-row table:style-name="ro1">
          <table:table-cell office:value-type="string">
            <text:p>6.316114110E-1</text:p>
          </table:table-cell>
          <table:table-cell office:value-type="string">
            <text:p>5.584330266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69527835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74649301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75477925E-1</text:p>
          </table:table-cell>
        </table:table-row>
        <table:table-row table:style-name="ro1">
          <table:table-cell office:value-type="string">
            <text:p>6.275891790E-1</text:p>
          </table:table-cell>
          <table:table-cell office:value-type="string">
            <text:p>5.675610980E-1</text:p>
          </table:table-cell>
        </table:table-row>
        <table:table-row table:style-name="ro1">
          <table:table-cell office:value-type="string">
            <text:p>6.275891790E-1</text:p>
          </table:table-cell>
          <table:table-cell office:value-type="string">
            <text:p>5.675610980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674011426E-1</text:p>
          </table:table-cell>
        </table:table-row>
        <table:table-row table:style-name="ro1">
          <table:table-cell office:value-type="string">
            <text:p>6.276011989E-1</text:p>
          </table:table-cell>
          <table:table-cell office:value-type="string">
            <text:p>5.672891135E-1</text:p>
          </table:table-cell>
        </table:table-row>
        <table:table-row table:style-name="ro1">
          <table:table-cell office:value-type="string">
            <text:p>6.320865724E-1</text:p>
          </table:table-cell>
          <table:table-cell office:value-type="string">
            <text:p>5.591324493E-1</text:p>
          </table:table-cell>
        </table:table-row>
        <table:table-row table:style-name="ro1">
          <table:table-cell office:value-type="string">
            <text:p>6.320499963E-1</text:p>
          </table:table-cell>
          <table:table-cell office:value-type="string">
            <text:p>5.588409458E-1</text:p>
          </table:table-cell>
        </table:table-row>
        <table:table-row table:style-name="ro1">
          <table:table-cell office:value-type="string">
            <text:p>6.320256143E-1</text:p>
          </table:table-cell>
          <table:table-cell office:value-type="string">
            <text:p>5.575766537E-1</text:p>
          </table:table-cell>
        </table:table-row>
        <table:table-row table:style-name="ro1">
          <table:table-cell office:value-type="string">
            <text:p>6.320012344E-1</text:p>
          </table:table-cell>
          <table:table-cell office:value-type="string">
            <text:p>5.568224942E-1</text:p>
          </table:table-cell>
        </table:table-row>
        <table:table-row table:style-name="ro1">
          <table:table-cell office:value-type="string">
            <text:p>6.319707621E-1</text:p>
          </table:table-cell>
          <table:table-cell office:value-type="string">
            <text:p>5.557048700E-1</text:p>
          </table:table-cell>
        </table:table-row>
        <table:table-row table:style-name="ro1">
          <table:table-cell office:value-type="string">
            <text:p>6.314531826E-1</text:p>
          </table:table-cell>
          <table:table-cell office:value-type="string">
            <text:p>5.553675631E-1</text:p>
          </table:table-cell>
        </table:table-row>
        <table:table-row table:style-name="ro1">
          <table:table-cell office:value-type="string">
            <text:p>6.314653511E-1</text:p>
          </table:table-cell>
          <table:table-cell office:value-type="string">
            <text:p>5.528106329E-1</text:p>
          </table:table-cell>
        </table:table-row>
        <table:table-row table:style-name="ro1">
          <table:table-cell office:value-type="string">
            <text:p>6.314653511E-1</text:p>
          </table:table-cell>
          <table:table-cell office:value-type="string">
            <text:p>5.528106329E-1</text:p>
          </table:table-cell>
        </table:table-row>
        <table:table-row table:style-name="ro1">
          <table:table-cell office:value-type="string">
            <text:p>6.314775202E-1</text:p>
          </table:table-cell>
          <table:table-cell office:value-type="string">
            <text:p>5.508352023E-1</text:p>
          </table:table-cell>
        </table:table-row>
        <table:table-row table:style-name="ro1">
          <table:table-cell office:value-type="string">
            <text:p>6.315079449E-1</text:p>
          </table:table-cell>
          <table:table-cell office:value-type="string">
            <text:p>5.497866581E-1</text:p>
          </table:table-cell>
        </table:table-row>
        <table:table-row table:style-name="ro1">
          <table:table-cell office:value-type="string">
            <text:p>6.315322868E-1</text:p>
          </table:table-cell>
          <table:table-cell office:value-type="string">
            <text:p>5.488681144E-1</text:p>
          </table:table-cell>
        </table:table-row>
        <table:table-row table:style-name="ro1">
          <table:table-cell office:value-type="string">
            <text:p>6.316053239E-1</text:p>
          </table:table-cell>
          <table:table-cell office:value-type="string">
            <text:p>5.486692575E-1</text:p>
          </table:table-cell>
        </table:table-row>
        <table:table-row table:style-name="ro1">
          <table:table-cell office:value-type="string">
            <text:p>6.316357608E-1</text:p>
          </table:table-cell>
          <table:table-cell office:value-type="string">
            <text:p>5.486205841E-1</text:p>
          </table:table-cell>
        </table:table-row>
        <table:table-row table:style-name="ro1">
          <table:table-cell office:value-type="string">
            <text:p>6.316601125E-1</text:p>
          </table:table-cell>
          <table:table-cell office:value-type="string">
            <text:p>5.480758283E-1</text:p>
          </table:table-cell>
        </table:table-row>
        <table:table-row table:style-name="ro1">
          <table:table-cell office:value-type="string">
            <text:p>6.316844663E-1</text:p>
          </table:table-cell>
          <table:table-cell office:value-type="string">
            <text:p>5.468775729E-1</text:p>
          </table:table-cell>
        </table:table-row>
        <table:table-row table:style-name="ro1">
          <table:table-cell office:value-type="string">
            <text:p>6.316844661E-1</text:p>
          </table:table-cell>
          <table:table-cell office:value-type="string">
            <text:p>5.456918184E-1</text:p>
          </table:table-cell>
        </table:table-row>
        <table:table-row table:style-name="ro1">
          <table:table-cell office:value-type="string">
            <text:p>6.317210001E-1</text:p>
          </table:table-cell>
          <table:table-cell office:value-type="string">
            <text:p>5.441448762E-1</text:p>
          </table:table-cell>
        </table:table-row>
        <table:table-row table:style-name="ro1">
          <table:table-cell office:value-type="string">
            <text:p>6.358088771E-1</text:p>
          </table:table-cell>
          <table:table-cell office:value-type="string">
            <text:p>5.362224889E-1</text:p>
          </table:table-cell>
        </table:table-row>
        <table:table-row table:style-name="ro1">
          <table:table-cell office:value-type="string">
            <text:p>6.358088771E-1</text:p>
          </table:table-cell>
          <table:table-cell office:value-type="string">
            <text:p>5.390568308E-1</text:p>
          </table:table-cell>
        </table:table-row>
        <table:table-row table:style-name="ro1">
          <table:table-cell office:value-type="string">
            <text:p>6.358150454E-1</text:p>
          </table:table-cell>
          <table:table-cell office:value-type="string">
            <text:p>5.422799630E-1</text:p>
          </table:table-cell>
        </table:table-row>
        <table:table-row table:style-name="ro1">
          <table:table-cell office:value-type="string">
            <text:p>6.358088771E-1</text:p>
          </table:table-cell>
          <table:table-cell office:value-type="string">
            <text:p>5.460623914E-1</text:p>
          </table:table-cell>
        </table:table-row>
        <table:table-row table:style-name="ro1">
          <table:table-cell office:value-type="string">
            <text:p>6.317392688E-1</text:p>
          </table:table-cell>
          <table:table-cell office:value-type="string">
            <text:p>5.565389256E-1</text:p>
          </table:table-cell>
        </table:table-row>
        <table:table-row table:style-name="ro1">
          <table:table-cell office:value-type="string">
            <text:p>6.317453586E-1</text:p>
          </table:table-cell>
          <table:table-cell office:value-type="string">
            <text:p>5.582052665E-1</text:p>
          </table:table-cell>
        </table:table-row>
        <table:table-row table:style-name="ro1">
          <table:table-cell office:value-type="string">
            <text:p>6.322512179E-1</text:p>
          </table:table-cell>
          <table:table-cell office:value-type="string">
            <text:p>5.603368609E-1</text:p>
          </table:table-cell>
        </table:table-row>
        <table:table-row table:style-name="ro1">
          <table:table-cell office:value-type="string">
            <text:p>6.322207217E-1</text:p>
          </table:table-cell>
          <table:table-cell office:value-type="string">
            <text:p>5.611686296E-1</text:p>
          </table:table-cell>
        </table:table-row>
        <table:table-row table:style-name="ro1">
          <table:table-cell office:value-type="string">
            <text:p>6.322024252E-1</text:p>
          </table:table-cell>
          <table:table-cell office:value-type="string">
            <text:p>5.613302209E-1</text:p>
          </table:table-cell>
        </table:table-row>
        <table:table-row table:style-name="ro1">
          <table:table-cell office:value-type="string">
            <text:p>6.321658354E-1</text:p>
          </table:table-cell>
          <table:table-cell office:value-type="string">
            <text:p>5.614202309E-1</text:p>
          </table:table-cell>
        </table:table-row>
        <table:table-row table:style-name="ro1">
          <table:table-cell office:value-type="string">
            <text:p>6.321109591E-1</text:p>
          </table:table-cell>
          <table:table-cell office:value-type="string">
            <text:p>5.616246892E-1</text:p>
          </table:table-cell>
        </table:table-row>
        <table:table-row table:style-name="ro1">
          <table:table-cell office:value-type="string">
            <text:p>6.320926690E-1</text:p>
          </table:table-cell>
          <table:table-cell office:value-type="string">
            <text:p>5.617724169E-1</text:p>
          </table:table-cell>
        </table:table-row>
        <table:table-row table:style-name="ro1">
          <table:table-cell office:value-type="string">
            <text:p>6.320682837E-1</text:p>
          </table:table-cell>
          <table:table-cell office:value-type="string">
            <text:p>5.617922447E-1</text:p>
          </table:table-cell>
        </table:table-row>
        <table:table-row table:style-name="ro1">
          <table:table-cell office:value-type="string">
            <text:p>6.320073291E-1</text:p>
          </table:table-cell>
          <table:table-cell office:value-type="string">
            <text:p>5.620281447E-1</text:p>
          </table:table-cell>
        </table:table-row>
        <table:table-row table:style-name="ro1">
          <table:table-cell office:value-type="string">
            <text:p>6.320073291E-1</text:p>
          </table:table-cell>
          <table:table-cell office:value-type="string">
            <text:p>5.623164288E-1</text:p>
          </table:table-cell>
        </table:table-row>
        <table:table-row table:style-name="ro1">
          <table:table-cell office:value-type="string">
            <text:p>6.319829507E-1</text:p>
          </table:table-cell>
          <table:table-cell office:value-type="string">
            <text:p>5.625856076E-1</text:p>
          </table:table-cell>
        </table:table-row>
        <table:table-row table:style-name="ro1">
          <table:table-cell office:value-type="string">
            <text:p>6.314592669E-1</text:p>
          </table:table-cell>
          <table:table-cell office:value-type="string">
            <text:p>5.638642482E-1</text:p>
          </table:table-cell>
        </table:table-row>
        <table:table-row table:style-name="ro1">
          <table:table-cell office:value-type="string">
            <text:p>6.314592667E-1</text:p>
          </table:table-cell>
          <table:table-cell office:value-type="string">
            <text:p>5.640037104E-1</text:p>
          </table:table-cell>
        </table:table-row>
        <table:table-row table:style-name="ro1">
          <table:table-cell office:value-type="string">
            <text:p>6.314653511E-1</text:p>
          </table:table-cell>
          <table:table-cell office:value-type="string">
            <text:p>5.644368600E-1</text:p>
          </table:table-cell>
        </table:table-row>
        <table:table-row table:style-name="ro1">
          <table:table-cell office:value-type="string">
            <text:p>6.314775202E-1</text:p>
          </table:table-cell>
          <table:table-cell office:value-type="string">
            <text:p>5.648221412E-1</text:p>
          </table:table-cell>
        </table:table-row>
        <table:table-row table:style-name="ro1">
          <table:table-cell office:value-type="string">
            <text:p>6.314957745E-1</text:p>
          </table:table-cell>
          <table:table-cell office:value-type="string">
            <text:p>5.648577240E-1</text:p>
          </table:table-cell>
        </table:table-row>
        <table:table-row table:style-name="ro1">
          <table:table-cell office:value-type="string">
            <text:p>6.315566307E-1</text:p>
          </table:table-cell>
          <table:table-cell office:value-type="string">
            <text:p>5.641300408E-1</text:p>
          </table:table-cell>
        </table:table-row>
        <table:table-row table:style-name="ro1">
          <table:table-cell office:value-type="string">
            <text:p>6.315809763E-1</text:p>
          </table:table-cell>
          <table:table-cell office:value-type="string">
            <text:p>5.642510389E-1</text:p>
          </table:table-cell>
        </table:table-row>
        <table:table-row table:style-name="ro1">
          <table:table-cell office:value-type="string">
            <text:p>6.316357608E-1</text:p>
          </table:table-cell>
          <table:table-cell office:value-type="string">
            <text:p>5.642901915E-1</text:p>
          </table:table-cell>
        </table:table-row>
        <table:table-row table:style-name="ro1">
          <table:table-cell office:value-type="string">
            <text:p>6.316479366E-1</text:p>
          </table:table-cell>
          <table:table-cell office:value-type="string">
            <text:p>5.640841742E-1</text:p>
          </table:table-cell>
        </table:table-row>
        <table:table-row table:style-name="ro1">
          <table:table-cell office:value-type="string">
            <text:p>6.316783776E-1</text:p>
          </table:table-cell>
          <table:table-cell office:value-type="string">
            <text:p>5.635051412E-1</text:p>
          </table:table-cell>
        </table:table-row>
        <table:table-row table:style-name="ro1">
          <table:table-cell office:value-type="string">
            <text:p>6.317027326E-1</text:p>
          </table:table-cell>
          <table:table-cell office:value-type="string">
            <text:p>5.624614771E-1</text:p>
          </table:table-cell>
        </table:table-row>
        <table:table-row table:style-name="ro1">
          <table:table-cell office:value-type="string">
            <text:p>6.317331790E-1</text:p>
          </table:table-cell>
          <table:table-cell office:value-type="string">
            <text:p>5.609261411E-1</text:p>
          </table:table-cell>
        </table:table-row>
        <table:table-row table:style-name="ro1">
          <table:table-cell office:value-type="string">
            <text:p>6.317392688E-1</text:p>
          </table:table-cell>
          <table:table-cell office:value-type="string">
            <text:p>5.569098314E-1</text:p>
          </table:table-cell>
        </table:table-row>
        <table:table-row table:style-name="ro1">
          <table:table-cell office:value-type="string">
            <text:p>6.317392688E-1</text:p>
          </table:table-cell>
          <table:table-cell office:value-type="string">
            <text:p>5.553150363E-1</text:p>
          </table:table-cell>
        </table:table-row>
        <table:table-row table:style-name="ro1">
          <table:table-cell office:value-type="string">
            <text:p>6.317453584E-1</text:p>
          </table:table-cell>
          <table:table-cell office:value-type="string">
            <text:p>5.540560821E-1</text:p>
          </table:table-cell>
        </table:table-row>
        <table:table-row table:style-name="ro1">
          <table:table-cell office:value-type="string">
            <text:p>6.317392688E-1</text:p>
          </table:table-cell>
          <table:table-cell office:value-type="string">
            <text:p>5.529364293E-1</text:p>
          </table:table-cell>
        </table:table-row>
        <table:table-row table:style-name="ro1">
          <table:table-cell office:value-type="string">
            <text:p>6.317392686E-1</text:p>
          </table:table-cell>
          <table:table-cell office:value-type="string">
            <text:p>5.532866798E-1</text:p>
          </table:table-cell>
        </table:table-row>
        <table:table-row table:style-name="ro1">
          <table:table-cell office:value-type="string">
            <text:p>6.317392688E-1</text:p>
          </table:table-cell>
          <table:table-cell office:value-type="string">
            <text:p>5.539715052E-1</text:p>
          </table:table-cell>
        </table:table-row>
        <table:table-row table:style-name="ro1">
          <table:table-cell office:value-type="string">
            <text:p>6.322268206E-1</text:p>
          </table:table-cell>
          <table:table-cell office:value-type="string">
            <text:p>5.561251825E-1</text:p>
          </table:table-cell>
        </table:table-row>
        <table:table-row table:style-name="ro1">
          <table:table-cell office:value-type="string">
            <text:p>6.322024250E-1</text:p>
          </table:table-cell>
          <table:table-cell office:value-type="string">
            <text:p>5.575715624E-1</text:p>
          </table:table-cell>
        </table:table-row>
        <table:table-row table:style-name="ro1">
          <table:table-cell office:value-type="string">
            <text:p>6.321841298E-1</text:p>
          </table:table-cell>
          <table:table-cell office:value-type="string">
            <text:p>5.584120070E-1</text:p>
          </table:table-cell>
        </table:table-row>
        <table:table-row table:style-name="ro1">
          <table:table-cell office:value-type="string">
            <text:p>6.321536398E-1</text:p>
          </table:table-cell>
          <table:table-cell office:value-type="string">
            <text:p>5.587365719E-1</text:p>
          </table:table-cell>
        </table:table-row>
        <table:table-row table:style-name="ro1">
          <table:table-cell office:value-type="string">
            <text:p>6.321292501E-1</text:p>
          </table:table-cell>
          <table:table-cell office:value-type="string">
            <text:p>5.591983623E-1</text:p>
          </table:table-cell>
        </table:table-row>
        <table:table-row table:style-name="ro1">
          <table:table-cell office:value-type="string">
            <text:p>6.320743797E-1</text:p>
          </table:table-cell>
          <table:table-cell office:value-type="string">
            <text:p>5.602571781E-1</text:p>
          </table:table-cell>
        </table:table-row>
        <table:table-row table:style-name="ro1">
          <table:table-cell office:value-type="string">
            <text:p>6.320499963E-1</text:p>
          </table:table-cell>
          <table:table-cell office:value-type="string">
            <text:p>5.611910818E-1</text:p>
          </table:table-cell>
        </table:table-row>
        <table:table-row table:style-name="ro1">
          <table:table-cell office:value-type="string">
            <text:p>6.319890450E-1</text:p>
          </table:table-cell>
          <table:table-cell office:value-type="string">
            <text:p>5.620103552E-1</text:p>
          </table:table-cell>
        </table:table-row>
        <table:table-row table:style-name="ro1">
          <table:table-cell office:value-type="string">
            <text:p>6.319646679E-1</text:p>
          </table:table-cell>
          <table:table-cell office:value-type="string">
            <text:p>5.618113979E-1</text:p>
          </table:table-cell>
        </table:table-row>
        <table:table-row table:style-name="ro1">
          <table:table-cell office:value-type="string">
            <text:p>6.314531826E-1</text:p>
          </table:table-cell>
          <table:table-cell office:value-type="string">
            <text:p>5.627054603E-1</text:p>
          </table:table-cell>
        </table:table-row>
        <table:table-row table:style-name="ro1">
          <table:table-cell office:value-type="string">
            <text:p>6.314531826E-1</text:p>
          </table:table-cell>
          <table:table-cell office:value-type="string">
            <text:p>5.628292007E-1</text:p>
          </table:table-cell>
        </table:table-row>
        <table:table-row table:style-name="ro1">
          <table:table-cell office:value-type="string">
            <text:p>6.314592667E-1</text:p>
          </table:table-cell>
          <table:table-cell office:value-type="string">
            <text:p>5.630561175E-1</text:p>
          </table:table-cell>
        </table:table-row>
        <table:table-row table:style-name="ro1">
          <table:table-cell office:value-type="string">
            <text:p>6.314653511E-1</text:p>
          </table:table-cell>
          <table:table-cell office:value-type="string">
            <text:p>5.631451139E-1</text:p>
          </table:table-cell>
        </table:table-row>
        <table:table-row table:style-name="ro1">
          <table:table-cell office:value-type="string">
            <text:p>6.314896897E-1</text:p>
          </table:table-cell>
          <table:table-cell office:value-type="string">
            <text:p>5.631169213E-1</text:p>
          </table:table-cell>
        </table:table-row>
        <table:table-row table:style-name="ro1">
          <table:table-cell office:value-type="string">
            <text:p>6.315140303E-1</text:p>
          </table:table-cell>
          <table:table-cell office:value-type="string">
            <text:p>5.630311784E-1</text:p>
          </table:table-cell>
        </table:table-row>
        <table:table-row table:style-name="ro1">
          <table:table-cell office:value-type="string">
            <text:p>6.315444586E-1</text:p>
          </table:table-cell>
          <table:table-cell office:value-type="string">
            <text:p>5.629217406E-1</text:p>
          </table:table-cell>
        </table:table-row>
        <table:table-row table:style-name="ro1">
          <table:table-cell office:value-type="string">
            <text:p>6.315992368E-1</text:p>
          </table:table-cell>
          <table:table-cell office:value-type="string">
            <text:p>5.624368795E-1</text:p>
          </table:table-cell>
        </table:table-row>
        <table:table-row table:style-name="ro1">
          <table:table-cell office:value-type="string">
            <text:p>6.316114110E-1</text:p>
          </table:table-cell>
          <table:table-cell office:value-type="string">
            <text:p>5.618821204E-1</text:p>
          </table:table-cell>
        </table:table-row>
        <table:table-row table:style-name="ro1">
          <table:table-cell office:value-type="string">
            <text:p>6.316418487E-1</text:p>
          </table:table-cell>
          <table:table-cell office:value-type="string">
            <text:p>5.610040620E-1</text:p>
          </table:table-cell>
        </table:table-row>
        <table:table-row table:style-name="ro1">
          <table:table-cell office:value-type="string">
            <text:p>6.316174982E-1</text:p>
          </table:table-cell>
          <table:table-cell office:value-type="string">
            <text:p>5.599949181E-1</text:p>
          </table:table-cell>
        </table:table-row>
        <table:table-row table:style-name="ro1">
          <table:table-cell office:value-type="string">
            <text:p>6.316174982E-1</text:p>
          </table:table-cell>
          <table:table-cell office:value-type="string">
            <text:p>5.583964068E-1</text:p>
          </table:table-cell>
        </table:table-row>
        <table:table-row table:style-name="ro1">
          <table:table-cell office:value-type="string">
            <text:p>6.316174984E-1</text:p>
          </table:table-cell>
          <table:table-cell office:value-type="string">
            <text:p>5.565510123E-1</text:p>
          </table:table-cell>
        </table:table-row>
        <table:table-row table:style-name="ro1">
          <table:table-cell office:value-type="string">
            <text:p>6.315992366E-1</text:p>
          </table:table-cell>
          <table:table-cell office:value-type="string">
            <text:p>5.544661144E-1</text:p>
          </table:table-cell>
        </table:table-row>
        <table:table-row table:style-name="ro1">
          <table:table-cell office:value-type="string">
            <text:p>6.316114110E-1</text:p>
          </table:table-cell>
          <table:table-cell office:value-type="string">
            <text:p>5.528462668E-1</text:p>
          </table:table-cell>
        </table:table-row>
        <table:table-row table:style-name="ro1">
          <table:table-cell office:value-type="string">
            <text:p>6.316174984E-1</text:p>
          </table:table-cell>
          <table:table-cell office:value-type="string">
            <text:p>5.515455697E-1</text:p>
          </table:table-cell>
        </table:table-row>
        <table:table-row table:style-name="ro1">
          <table:table-cell office:value-type="string">
            <text:p>6.316174982E-1</text:p>
          </table:table-cell>
          <table:table-cell office:value-type="string">
            <text:p>5.500189122E-1</text:p>
          </table:table-cell>
        </table:table-row>
        <table:table-row table:style-name="ro1">
          <table:table-cell office:value-type="string">
            <text:p>6.316174984E-1</text:p>
          </table:table-cell>
          <table:table-cell office:value-type="string">
            <text:p>5.498289608E-1</text:p>
          </table:table-cell>
        </table:table-row>
        <table:table-row table:style-name="ro1">
          <table:table-cell office:value-type="string">
            <text:p>6.316174984E-1</text:p>
          </table:table-cell>
          <table:table-cell office:value-type="string">
            <text:p>5.500172063E-1</text:p>
          </table:table-cell>
        </table:table-row>
        <table:table-row table:style-name="ro1">
          <table:table-cell office:value-type="string">
            <text:p>6.321109589E-1</text:p>
          </table:table-cell>
          <table:table-cell office:value-type="string">
            <text:p>5.492448240E-1</text:p>
          </table:table-cell>
        </table:table-row>
        <table:table-row table:style-name="ro1">
          <table:table-cell office:value-type="string">
            <text:p>6.320926688E-1</text:p>
          </table:table-cell>
          <table:table-cell office:value-type="string">
            <text:p>5.485788260E-1</text:p>
          </table:table-cell>
        </table:table-row>
        <table:table-row table:style-name="ro1">
          <table:table-cell office:value-type="string">
            <text:p>6.361421458E-1</text:p>
          </table:table-cell>
          <table:table-cell office:value-type="string">
            <text:p>5.403286624E-1</text:p>
          </table:table-cell>
        </table:table-row>
        <table:table-row table:style-name="ro1">
          <table:table-cell office:value-type="string">
            <text:p>6.360804029E-1</text:p>
          </table:table-cell>
          <table:table-cell office:value-type="string">
            <text:p>5.370386408E-1</text:p>
          </table:table-cell>
        </table:table-row>
        <table:table-row table:style-name="ro1">
          <table:table-cell office:value-type="string">
            <text:p>6.360618824E-1</text:p>
          </table:table-cell>
          <table:table-cell office:value-type="string">
            <text:p>5.353778922E-1</text:p>
          </table:table-cell>
        </table:table-row>
        <table:table-row table:style-name="ro1">
          <table:table-cell office:value-type="string">
            <text:p>6.360371901E-1</text:p>
          </table:table-cell>
          <table:table-cell office:value-type="string">
            <text:p>5.344835576E-1</text:p>
          </table:table-cell>
        </table:table-row>
        <table:table-row table:style-name="ro1">
          <table:table-cell office:value-type="string">
            <text:p>6.355006059E-1</text:p>
          </table:table-cell>
          <table:table-cell office:value-type="string">
            <text:p>5.351591392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5.351681192E-1</text:p>
          </table:table-cell>
        </table:table-row>
        <table:table-row table:style-name="ro1">
          <table:table-cell office:value-type="string">
            <text:p>6.354944436E-1</text:p>
          </table:table-cell>
          <table:table-cell office:value-type="string">
            <text:p>5.351832767E-1</text:p>
          </table:table-cell>
        </table:table-row>
        <table:table-row table:style-name="ro1">
          <table:table-cell office:value-type="string">
            <text:p>6.354944436E-1</text:p>
          </table:table-cell>
          <table:table-cell office:value-type="string">
            <text:p>5.351576678E-1</text:p>
          </table:table-cell>
        </table:table-row>
        <table:table-row table:style-name="ro1">
          <table:table-cell office:value-type="string">
            <text:p>6.355067685E-1</text:p>
          </table:table-cell>
          <table:table-cell office:value-type="string">
            <text:p>5.351222439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5.350085733E-1</text:p>
          </table:table-cell>
        </table:table-row>
        <table:table-row table:style-name="ro1">
          <table:table-cell office:value-type="string">
            <text:p>6.355252569E-1</text:p>
          </table:table-cell>
          <table:table-cell office:value-type="string">
            <text:p>5.349852752E-1</text:p>
          </table:table-cell>
        </table:table-row>
        <table:table-row table:style-name="ro1">
          <table:table-cell office:value-type="string">
            <text:p>6.355499092E-1</text:p>
          </table:table-cell>
          <table:table-cell office:value-type="string">
            <text:p>5.347854527E-1</text:p>
          </table:table-cell>
        </table:table-row>
        <table:table-row table:style-name="ro1">
          <table:table-cell office:value-type="string">
            <text:p>6.355807277E-1</text:p>
          </table:table-cell>
          <table:table-cell office:value-type="string">
            <text:p>5.347415057E-1</text:p>
          </table:table-cell>
        </table:table-row>
        <table:table-row table:style-name="ro1">
          <table:table-cell office:value-type="string">
            <text:p>6.356300435E-1</text:p>
          </table:table-cell>
          <table:table-cell office:value-type="string">
            <text:p>5.342880017E-1</text:p>
          </table:table-cell>
        </table:table-row>
        <table:table-row table:style-name="ro1">
          <table:table-cell office:value-type="string">
            <text:p>6.356608697E-1</text:p>
          </table:table-cell>
          <table:table-cell office:value-type="string">
            <text:p>5.340645616E-1</text:p>
          </table:table-cell>
        </table:table-row>
        <table:table-row table:style-name="ro1">
          <table:table-cell office:value-type="string">
            <text:p>6.356793669E-1</text:p>
          </table:table-cell>
          <table:table-cell office:value-type="string">
            <text:p>5.338751292E-1</text:p>
          </table:table-cell>
        </table:table-row>
        <table:table-row table:style-name="ro1">
          <table:table-cell office:value-type="string">
            <text:p>6.356855327E-1</text:p>
          </table:table-cell>
          <table:table-cell office:value-type="string">
            <text:p>5.340970921E-1</text:p>
          </table:table-cell>
        </table:table-row>
        <table:table-row table:style-name="ro1">
          <table:table-cell office:value-type="string">
            <text:p>6.357101979E-1</text:p>
          </table:table-cell>
          <table:table-cell office:value-type="string">
            <text:p>5.343392096E-1</text:p>
          </table:table-cell>
        </table:table-row>
        <table:table-row table:style-name="ro1">
          <table:table-cell office:value-type="string">
            <text:p>6.357163643E-1</text:p>
          </table:table-cell>
          <table:table-cell office:value-type="string">
            <text:p>5.342238206E-1</text:p>
          </table:table-cell>
        </table:table-row>
        <table:table-row table:style-name="ro1">
          <table:table-cell office:value-type="string">
            <text:p>6.356916989E-1</text:p>
          </table:table-cell>
          <table:table-cell office:value-type="string">
            <text:p>5.342248011E-1</text:p>
          </table:table-cell>
        </table:table-row>
        <table:table-row table:style-name="ro1">
          <table:table-cell office:value-type="string">
            <text:p>6.356978652E-1</text:p>
          </table:table-cell>
          <table:table-cell office:value-type="string">
            <text:p>5.341813926E-1</text:p>
          </table:table-cell>
        </table:table-row>
        <table:table-row table:style-name="ro1">
          <table:table-cell office:value-type="string">
            <text:p>6.356608697E-1</text:p>
          </table:table-cell>
          <table:table-cell office:value-type="string">
            <text:p>5.345407042E-1</text:p>
          </table:table-cell>
        </table:table-row>
        <table:table-row table:style-name="ro1">
          <table:table-cell office:value-type="string">
            <text:p>6.356608697E-1</text:p>
          </table:table-cell>
          <table:table-cell office:value-type="string">
            <text:p>5.345392228E-1</text:p>
          </table:table-cell>
        </table:table-row>
        <table:table-row table:style-name="ro1">
          <table:table-cell office:value-type="string">
            <text:p>6.356855329E-1</text:p>
          </table:table-cell>
          <table:table-cell office:value-type="string">
            <text:p>5.342477094E-1</text:p>
          </table:table-cell>
        </table:table-row>
        <table:table-row table:style-name="ro1">
          <table:table-cell office:value-type="string">
            <text:p>6.356855329E-1</text:p>
          </table:table-cell>
          <table:table-cell office:value-type="string">
            <text:p>5.343373165E-1</text:p>
          </table:table-cell>
        </table:table-row>
        <table:table-row table:style-name="ro1">
          <table:table-cell office:value-type="string">
            <text:p>6.361977245E-1</text:p>
          </table:table-cell>
          <table:table-cell office:value-type="string">
            <text:p>5.338410465E-1</text:p>
          </table:table-cell>
        </table:table-row>
        <table:table-row table:style-name="ro1">
          <table:table-cell office:value-type="string">
            <text:p>6.361791971E-1</text:p>
          </table:table-cell>
          <table:table-cell office:value-type="string">
            <text:p>5.328351964E-1</text:p>
          </table:table-cell>
        </table:table-row>
        <table:table-row table:style-name="ro1">
          <table:table-cell office:value-type="string">
            <text:p>6.361421458E-1</text:p>
          </table:table-cell>
          <table:table-cell office:value-type="string">
            <text:p>5.311641743E-1</text:p>
          </table:table-cell>
        </table:table-row>
        <table:table-row table:style-name="ro1">
          <table:table-cell office:value-type="string">
            <text:p>6.361174473E-1</text:p>
          </table:table-cell>
          <table:table-cell office:value-type="string">
            <text:p>5.295011579E-1</text:p>
          </table:table-cell>
        </table:table-row>
        <table:table-row table:style-name="ro1">
          <table:table-cell office:value-type="string">
            <text:p>6.360865768E-1</text:p>
          </table:table-cell>
          <table:table-cell office:value-type="string">
            <text:p>5.277366248E-1</text:p>
          </table:table-cell>
        </table:table-row>
        <table:table-row table:style-name="ro1">
          <table:table-cell office:value-type="string">
            <text:p>6.360433631E-1</text:p>
          </table:table-cell>
          <table:table-cell office:value-type="string">
            <text:p>5.249206444E-1</text:p>
          </table:table-cell>
        </table:table-row>
        <table:table-row table:style-name="ro1">
          <table:table-cell office:value-type="string">
            <text:p>6.355067685E-1</text:p>
          </table:table-cell>
          <table:table-cell office:value-type="string">
            <text:p>5.249577296E-1</text:p>
          </table:table-cell>
        </table:table-row>
        <table:table-row table:style-name="ro1">
          <table:table-cell office:value-type="string">
            <text:p>6.355067687E-1</text:p>
          </table:table-cell>
          <table:table-cell office:value-type="string">
            <text:p>5.250360880E-1</text:p>
          </table:table-cell>
        </table:table-row>
        <table:table-row table:style-name="ro1">
          <table:table-cell office:value-type="string">
            <text:p>6.355006059E-1</text:p>
          </table:table-cell>
          <table:table-cell office:value-type="string">
            <text:p>5.249571731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5.241184362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5.241184362E-1</text:p>
          </table:table-cell>
        </table:table-row>
        <table:table-row table:style-name="ro1">
          <table:table-cell office:value-type="string">
            <text:p>6.354944436E-1</text:p>
          </table:table-cell>
          <table:table-cell office:value-type="string">
            <text:p>5.262690520E-1</text:p>
          </table:table-cell>
        </table:table-row>
        <table:table-row table:style-name="ro1">
          <table:table-cell office:value-type="string">
            <text:p>6.354944436E-1</text:p>
          </table:table-cell>
          <table:table-cell office:value-type="string">
            <text:p>5.265579358E-1</text:p>
          </table:table-cell>
        </table:table-row>
        <table:table-row table:style-name="ro1">
          <table:table-cell office:value-type="string">
            <text:p>6.355190940E-1</text:p>
          </table:table-cell>
          <table:table-cell office:value-type="string">
            <text:p>5.269425434E-1</text:p>
          </table:table-cell>
        </table:table-row>
        <table:table-row table:style-name="ro1">
          <table:table-cell office:value-type="string">
            <text:p>6.355622364E-1</text:p>
          </table:table-cell>
          <table:table-cell office:value-type="string">
            <text:p>5.276511324E-1</text:p>
          </table:table-cell>
        </table:table-row>
        <table:table-row table:style-name="ro1">
          <table:table-cell office:value-type="string">
            <text:p>6.355992202E-1</text:p>
          </table:table-cell>
          <table:table-cell office:value-type="string">
            <text:p>5.276478339E-1</text:p>
          </table:table-cell>
        </table:table-row>
        <table:table-row table:style-name="ro1">
          <table:table-cell office:value-type="string">
            <text:p>6.356238785E-1</text:p>
          </table:table-cell>
          <table:table-cell office:value-type="string">
            <text:p>5.289922174E-1</text:p>
          </table:table-cell>
        </table:table-row>
        <table:table-row table:style-name="ro1">
          <table:table-cell office:value-type="string">
            <text:p>6.356547043E-1</text:p>
          </table:table-cell>
          <table:table-cell office:value-type="string">
            <text:p>5.294470183E-1</text:p>
          </table:table-cell>
        </table:table-row>
        <table:table-row table:style-name="ro1">
          <table:table-cell office:value-type="string">
            <text:p>6.356855327E-1</text:p>
          </table:table-cell>
          <table:table-cell office:value-type="string">
            <text:p>5.307562712E-1</text:p>
          </table:table-cell>
        </table:table-row>
        <table:table-row table:style-name="ro1">
          <table:table-cell office:value-type="string">
            <text:p>6.356855327E-1</text:p>
          </table:table-cell>
          <table:table-cell office:value-type="string">
            <text:p>5.312096674E-1</text:p>
          </table:table-cell>
        </table:table-row>
        <table:table-row table:style-name="ro1">
          <table:table-cell office:value-type="string">
            <text:p>6.357163643E-1</text:p>
          </table:table-cell>
          <table:table-cell office:value-type="string">
            <text:p>5.311680910E-1</text:p>
          </table:table-cell>
        </table:table-row>
        <table:table-row table:style-name="ro1">
          <table:table-cell office:value-type="string">
            <text:p>6.357163643E-1</text:p>
          </table:table-cell>
          <table:table-cell office:value-type="string">
            <text:p>5.312396292E-1</text:p>
          </table:table-cell>
        </table:table-row>
        <table:table-row table:style-name="ro1">
          <table:table-cell office:value-type="string">
            <text:p>6.357163643E-1</text:p>
          </table:table-cell>
          <table:table-cell office:value-type="string">
            <text:p>5.313268691E-1</text:p>
          </table:table-cell>
        </table:table-row>
        <table:table-row table:style-name="ro1">
          <table:table-cell office:value-type="string">
            <text:p>6.356855327E-1</text:p>
          </table:table-cell>
          <table:table-cell office:value-type="string">
            <text:p>5.322571146E-1</text:p>
          </table:table-cell>
        </table:table-row>
        <table:table-row table:style-name="ro1">
          <table:table-cell office:value-type="string">
            <text:p>6.357040312E-1</text:p>
          </table:table-cell>
          <table:table-cell office:value-type="string">
            <text:p>5.322331519E-1</text:p>
          </table:table-cell>
        </table:table-row>
        <table:table-row table:style-name="ro1">
          <table:table-cell office:value-type="string">
            <text:p>6.356608697E-1</text:p>
          </table:table-cell>
          <table:table-cell office:value-type="string">
            <text:p>5.325296474E-1</text:p>
          </table:table-cell>
        </table:table-row>
        <table:table-row table:style-name="ro1">
          <table:table-cell office:value-type="string">
            <text:p>6.356608697E-1</text:p>
          </table:table-cell>
          <table:table-cell office:value-type="string">
            <text:p>5.324765775E-1</text:p>
          </table:table-cell>
        </table:table-row>
        <table:table-row table:style-name="ro1">
          <table:table-cell office:value-type="string">
            <text:p>6.356855327E-1</text:p>
          </table:table-cell>
          <table:table-cell office:value-type="string">
            <text:p>5.317674168E-1</text:p>
          </table:table-cell>
        </table:table-row>
        <table:table-row table:style-name="ro1">
          <table:table-cell office:value-type="string">
            <text:p>6.356855327E-1</text:p>
          </table:table-cell>
          <table:table-cell office:value-type="string">
            <text:p>5.317674168E-1</text:p>
          </table:table-cell>
        </table:table-row>
        <table:table-row table:style-name="ro1">
          <table:table-cell office:value-type="string">
            <text:p>6.361544957E-1</text:p>
          </table:table-cell>
          <table:table-cell office:value-type="string">
            <text:p>5.298629001E-1</text:p>
          </table:table-cell>
        </table:table-row>
        <table:table-row table:style-name="ro1">
          <table:table-cell office:value-type="string">
            <text:p>6.361236216E-1</text:p>
          </table:table-cell>
          <table:table-cell office:value-type="string">
            <text:p>5.286271180E-1</text:p>
          </table:table-cell>
        </table:table-row>
        <table:table-row table:style-name="ro1">
          <table:table-cell office:value-type="string">
            <text:p>6.361050988E-1</text:p>
          </table:table-cell>
          <table:table-cell office:value-type="string">
            <text:p>5.275505342E-1</text:p>
          </table:table-cell>
        </table:table-row>
        <table:table-row table:style-name="ro1">
          <table:table-cell office:value-type="string">
            <text:p>6.360804029E-1</text:p>
          </table:table-cell>
          <table:table-cell office:value-type="string">
            <text:p>5.263881849E-1</text:p>
          </table:table-cell>
        </table:table-row>
        <table:table-row table:style-name="ro1">
          <table:table-cell office:value-type="string">
            <text:p>6.360186723E-1</text:p>
          </table:table-cell>
          <table:table-cell office:value-type="string">
            <text:p>5.241313257E-1</text:p>
          </table:table-cell>
        </table:table-row>
        <table:table-row table:style-name="ro1">
          <table:table-cell office:value-type="string">
            <text:p>6.354944436E-1</text:p>
          </table:table-cell>
          <table:table-cell office:value-type="string">
            <text:p>5.235902625E-1</text:p>
          </table:table-cell>
        </table:table-row>
        <table:table-row table:style-name="ro1">
          <table:table-cell office:value-type="string">
            <text:p>6.355067685E-1</text:p>
          </table:table-cell>
          <table:table-cell office:value-type="string">
            <text:p>5.224347755E-1</text:p>
          </table:table-cell>
        </table:table-row>
        <table:table-row table:style-name="ro1">
          <table:table-cell office:value-type="string">
            <text:p>6.355067685E-1</text:p>
          </table:table-cell>
          <table:table-cell office:value-type="string">
            <text:p>5.216520036E-1</text:p>
          </table:table-cell>
        </table:table-row>
        <table:table-row table:style-name="ro1">
          <table:table-cell office:value-type="string">
            <text:p>6.355067687E-1</text:p>
          </table:table-cell>
          <table:table-cell office:value-type="string">
            <text:p>5.214446561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5.213110042E-1</text:p>
          </table:table-cell>
        </table:table-row>
        <table:table-row table:style-name="ro1">
          <table:table-cell office:value-type="string">
            <text:p>6.354944438E-1</text:p>
          </table:table-cell>
          <table:table-cell office:value-type="string">
            <text:p>5.208568858E-1</text:p>
          </table:table-cell>
        </table:table-row>
        <table:table-row table:style-name="ro1">
          <table:table-cell office:value-type="string">
            <text:p>6.355006061E-1</text:p>
          </table:table-cell>
          <table:table-cell office:value-type="string">
            <text:p>5.193752034E-1</text:p>
          </table:table-cell>
        </table:table-row>
        <table:table-row table:style-name="ro1">
          <table:table-cell office:value-type="string">
            <text:p>6.355622364E-1</text:p>
          </table:table-cell>
          <table:table-cell office:value-type="string">
            <text:p>5.149996190E-1</text:p>
          </table:table-cell>
        </table:table-row>
        <table:table-row table:style-name="ro1">
          <table:table-cell office:value-type="string">
            <text:p>6.355807277E-1</text:p>
          </table:table-cell>
          <table:table-cell office:value-type="string">
            <text:p>5.116073365E-1</text:p>
          </table:table-cell>
        </table:table-row>
        <table:table-row table:style-name="ro1">
          <table:table-cell office:value-type="string">
            <text:p>6.315748896E-1</text:p>
          </table:table-cell>
          <table:table-cell office:value-type="string">
            <text:p>5.158949139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233428087E-1</text:p>
          </table:table-cell>
        </table:table-row>
        <table:table-row table:style-name="ro1">
          <table:table-cell office:value-type="string">
            <text:p>6.275951889E-1</text:p>
          </table:table-cell>
          <table:table-cell office:value-type="string">
            <text:p>5.261893866E-1</text:p>
          </table:table-cell>
        </table:table-row>
        <table:table-row table:style-name="ro1">
          <table:table-cell office:value-type="string">
            <text:p>6.276011991E-1</text:p>
          </table:table-cell>
          <table:table-cell office:value-type="string">
            <text:p>5.312099041E-1</text:p>
          </table:table-cell>
        </table:table-row>
        <table:table-row table:style-name="ro1">
          <table:table-cell office:value-type="string">
            <text:p>6.236297199E-1</text:p>
          </table:table-cell>
          <table:table-cell office:value-type="string">
            <text:p>5.440783005E-1</text:p>
          </table:table-cell>
        </table:table-row>
        <table:table-row table:style-name="ro1">
          <table:table-cell office:value-type="string">
            <text:p>6.236297199E-1</text:p>
          </table:table-cell>
          <table:table-cell office:value-type="string">
            <text:p>5.495716830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636338801E-1</text:p>
          </table:table-cell>
        </table:table-row>
        <table:table-row table:style-name="ro1">
          <table:table-cell office:value-type="string">
            <text:p>6.197199080E-1</text:p>
          </table:table-cell>
          <table:table-cell office:value-type="string">
            <text:p>5.662560133E-1</text:p>
          </table:table-cell>
        </table:table-row>
        <table:table-row table:style-name="ro1">
          <table:table-cell office:value-type="string">
            <text:p>6.197374892E-1</text:p>
          </table:table-cell>
          <table:table-cell office:value-type="string">
            <text:p>5.679878682E-1</text:p>
          </table:table-cell>
        </table:table-row>
        <table:table-row table:style-name="ro1">
          <table:table-cell office:value-type="string">
            <text:p>6.197374892E-1</text:p>
          </table:table-cell>
          <table:table-cell office:value-type="string">
            <text:p>5.680264987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680192581E-1</text:p>
          </table:table-cell>
        </table:table-row>
        <table:table-row table:style-name="ro1">
          <table:table-cell office:value-type="string">
            <text:p>6.197140479E-1</text:p>
          </table:table-cell>
          <table:table-cell office:value-type="string">
            <text:p>5.679191575E-1</text:p>
          </table:table-cell>
        </table:table-row>
        <table:table-row table:style-name="ro1">
          <table:table-cell office:value-type="string">
            <text:p>6.201890774E-1</text:p>
          </table:table-cell>
          <table:table-cell office:value-type="string">
            <text:p>5.673361008E-1</text:p>
          </table:table-cell>
        </table:table-row>
        <table:table-row table:style-name="ro1">
          <table:table-cell office:value-type="string">
            <text:p>6.201656022E-1</text:p>
          </table:table-cell>
          <table:table-cell office:value-type="string">
            <text:p>5.676953494E-1</text:p>
          </table:table-cell>
        </table:table-row>
        <table:table-row table:style-name="ro1">
          <table:table-cell office:value-type="string">
            <text:p>6.201362603E-1</text:p>
          </table:table-cell>
          <table:table-cell office:value-type="string">
            <text:p>5.680231408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693314688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695160515E-1</text:p>
          </table:table-cell>
        </table:table-row>
        <table:table-row table:style-name="ro1">
          <table:table-cell office:value-type="string">
            <text:p>6.196437353E-1</text:p>
          </table:table-cell>
          <table:table-cell office:value-type="string">
            <text:p>5.693677774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691252592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685808531E-1</text:p>
          </table:table-cell>
        </table:table-row>
        <table:table-row table:style-name="ro1">
          <table:table-cell office:value-type="string">
            <text:p>6.196320178E-1</text:p>
          </table:table-cell>
          <table:table-cell office:value-type="string">
            <text:p>5.682134242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5.678951589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675062981E-1</text:p>
          </table:table-cell>
        </table:table-row>
        <table:table-row table:style-name="ro1">
          <table:table-cell office:value-type="string">
            <text:p>6.196378765E-1</text:p>
          </table:table-cell>
          <table:table-cell office:value-type="string">
            <text:p>5.669816782E-1</text:p>
          </table:table-cell>
        </table:table-row>
        <table:table-row table:style-name="ro1">
          <table:table-cell office:value-type="string">
            <text:p>6.196378763E-1</text:p>
          </table:table-cell>
          <table:table-cell office:value-type="string">
            <text:p>5.663628536E-1</text:p>
          </table:table-cell>
        </table:table-row>
        <table:table-row table:style-name="ro1">
          <table:table-cell office:value-type="string">
            <text:p>6.196613116E-1</text:p>
          </table:table-cell>
          <table:table-cell office:value-type="string">
            <text:p>5.655548780E-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25.09.2018</text:date>, <text:time>18:5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90" meta:object-count="0"/>
    <meta:generator>OpenOffice/4.1.5$Win32 OpenOffice.org_project/415m1$Build-9789</meta:generator>
  </office:meta>
</office:document-meta>
</file>